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0.05pt solid #000000" fo:border-top="none" fo:border-bottom="none"/>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0.05pt solid #000000" fo:border-top="none" fo:border-bottom="none"/>
    </style:style>
    <style:style style:name="Table8" style:family="table">
      <style:table-properties style:width="6.9271in" fo:margin-left="0in" table:align="left"/>
    </style:style>
    <style:style style:name="Table8.A" style:family="table-column">
      <style:table-column-properties style:column-width="1.3125in"/>
    </style:style>
    <style:style style:name="Table8.B" style:family="table-column">
      <style:table-column-properties style:column-width="5.614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1.125in"/>
    </style:style>
    <style:style style:name="Table10.C" style:family="table-column">
      <style:table-column-properties style:column-width="4.9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in"/>
    </style:style>
    <style:style style:name="Table11.C"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9375in"/>
    </style:style>
    <style:style style:name="Table12.B" style:family="table-column">
      <style:table-column-properties style:column-width="1in"/>
    </style:style>
    <style:style style:name="Table12.C"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0e26a77" style:font-name-asian="Microsoft YaHei" style:font-size-asian="20pt" style:font-weight-asian="bold" style:font-name-complex="Lucida Sans" style:font-size-complex="20pt" style:font-weight-complex="bold"/>
    </style:style>
    <style:style style:name="P3" style:family="paragraph" style:parent-style-name="Text_20_body">
      <style:text-properties style:use-window-font-color="true" loext:opacity="0%" style:font-name="Liberation Serif" fo:font-size="12pt" fo:font-weight="normal" officeooo:rsid="022ab850" officeooo:paragraph-rsid="022ab850" style:font-size-asian="12pt" style:font-weight-asian="normal" style:font-size-complex="12pt" style:font-weight-complex="normal"/>
    </style:style>
    <style:style style:name="P4" style:family="paragraph" style:parent-style-name="Text_20_body">
      <style:text-properties style:use-window-font-color="true" loext:opacity="0%" style:font-name="Liberation Serif" fo:font-size="12pt" fo:font-weight="normal" officeooo:rsid="02447292" officeooo:paragraph-rsid="024544a1" style:font-size-asian="12pt" style:font-weight-asian="normal" style:font-size-complex="12pt" style:font-weight-complex="normal"/>
    </style:style>
    <style:style style:name="P5" style:family="paragraph" style:parent-style-name="Text_20_body">
      <style:text-properties style:use-window-font-color="true" loext:opacity="0%" style:font-name="Liberation Serif" fo:font-size="12pt" fo:font-weight="normal" officeooo:rsid="0245a001" officeooo:paragraph-rsid="0245a001" style:font-size-asian="12pt" style:font-weight-asian="normal" style:font-size-complex="12pt" style:font-weight-complex="normal"/>
    </style:style>
    <style:style style:name="P6" style:family="paragraph" style:parent-style-name="Table_20_Contents">
      <style:text-properties style:use-window-font-color="true" loext:opacity="0%" style:font-name="Liberation Serif" fo:font-size="12pt" officeooo:rsid="01bd183a" officeooo:paragraph-rsid="01bd183a" style:font-size-asian="12pt" style:font-size-complex="12pt"/>
    </style:style>
    <style:style style:name="P7" style:family="paragraph" style:parent-style-name="Table_20_Contents">
      <style:paragraph-properties fo:text-align="center" style:justify-single-word="false"/>
      <style:text-properties style:use-window-font-color="true" loext:opacity="0%" fo:font-style="normal" fo:font-weight="normal" officeooo:rsid="01ef1b4d" officeooo:paragraph-rsid="01ef1b4d" style:font-style-asian="normal" style:font-weight-asian="normal" style:font-style-complex="normal" style:font-weight-complex="normal"/>
    </style:style>
    <style:style style:name="P8" style:family="paragraph" style:parent-style-name="Table_20_Contents">
      <style:text-properties style:use-window-font-color="true" loext:opacity="0%" officeooo:rsid="01cf2c4a" officeooo:paragraph-rsid="01cf2c4a"/>
    </style:style>
    <style:style style:name="P9" style:family="paragraph" style:parent-style-name="Table_20_Contents">
      <style:text-properties style:use-window-font-color="true" loext:opacity="0%" officeooo:rsid="01dfbf37" officeooo:paragraph-rsid="01dfbf37"/>
    </style:style>
    <style:style style:name="P10" style:family="paragraph" style:parent-style-name="Table_20_Contents">
      <style:text-properties officeooo:rsid="005f6810" officeooo:paragraph-rsid="005f6810"/>
    </style:style>
    <style:style style:name="P11" style:family="paragraph" style:parent-style-name="Table_20_Contents">
      <style:text-properties officeooo:rsid="005f6810" officeooo:paragraph-rsid="00df0848"/>
    </style:style>
    <style:style style:name="P12" style:family="paragraph" style:parent-style-name="Table_20_Contents">
      <style:text-properties officeooo:rsid="005f6810" officeooo:paragraph-rsid="014660e9"/>
    </style:style>
    <style:style style:name="P13" style:family="paragraph" style:parent-style-name="Table_20_Contents">
      <style:text-properties officeooo:rsid="005f6810" officeooo:paragraph-rsid="0162bebf"/>
    </style:style>
    <style:style style:name="P14" style:family="paragraph" style:parent-style-name="Table_20_Contents">
      <style:text-properties officeooo:rsid="0061d2b3" officeooo:paragraph-rsid="0061d2b3"/>
    </style:style>
    <style:style style:name="P15" style:family="paragraph" style:parent-style-name="Table_20_Contents">
      <style:text-properties officeooo:rsid="0061d2b3" officeooo:paragraph-rsid="00df0848"/>
    </style:style>
    <style:style style:name="P16" style:family="paragraph" style:parent-style-name="Table_20_Contents">
      <style:text-properties officeooo:rsid="0061d2b3" officeooo:paragraph-rsid="014660e9"/>
    </style:style>
    <style:style style:name="P17" style:family="paragraph" style:parent-style-name="Table_20_Contents">
      <style:text-properties officeooo:rsid="0061d2b3" officeooo:paragraph-rsid="0162bebf"/>
    </style:style>
    <style:style style:name="P18" style:family="paragraph" style:parent-style-name="Table_20_Contents">
      <style:text-properties officeooo:rsid="007204da" officeooo:paragraph-rsid="007204da"/>
    </style:style>
    <style:style style:name="P19" style:family="paragraph" style:parent-style-name="Table_20_Contents">
      <style:text-properties officeooo:rsid="007204da" officeooo:paragraph-rsid="00df0848"/>
    </style:style>
    <style:style style:name="P20" style:family="paragraph" style:parent-style-name="Table_20_Contents">
      <style:text-properties officeooo:rsid="007204da" officeooo:paragraph-rsid="014660e9"/>
    </style:style>
    <style:style style:name="P21" style:family="paragraph" style:parent-style-name="Table_20_Contents">
      <style:text-properties officeooo:rsid="007204da" officeooo:paragraph-rsid="0162bebf"/>
    </style:style>
    <style:style style:name="P22" style:family="paragraph" style:parent-style-name="Text_20_body">
      <style:paragraph-properties fo:text-align="center" style:justify-single-word="false"/>
      <style:text-properties officeooo:rsid="00e26a77" officeooo:paragraph-rsid="00e26a77"/>
    </style:style>
    <style:style style:name="P23" style:family="paragraph" style:parent-style-name="Text_20_body">
      <style:text-properties officeooo:paragraph-rsid="0162bebf"/>
    </style:style>
    <style:style style:name="P24" style:family="paragraph" style:parent-style-name="Table_20_Contents">
      <style:paragraph-properties fo:text-align="start" style:justify-single-word="false"/>
      <style:text-properties fo:font-style="normal" fo:font-weight="normal" officeooo:rsid="01054d59" officeooo:paragraph-rsid="01054d59" style:font-style-asian="normal" style:font-weight-asian="normal" style:font-style-complex="normal" style:font-weight-complex="normal"/>
    </style:style>
    <style:style style:name="P25" style:family="paragraph" style:parent-style-name="Table_20_Contents">
      <style:paragraph-properties fo:text-align="start" style:justify-single-word="false"/>
      <style:text-properties fo:font-style="normal" fo:font-weight="normal" officeooo:rsid="01054d59" officeooo:paragraph-rsid="012d6c7e"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fo:font-style="normal" fo:font-weight="normal" officeooo:rsid="01054d59" officeooo:paragraph-rsid="014660e9" style:font-style-asian="normal" style:font-weight-asian="normal" style:font-style-complex="normal" style:font-weight-complex="normal"/>
    </style:style>
    <style:style style:name="P27" style:family="paragraph" style:parent-style-name="Table_20_Contents">
      <style:paragraph-properties fo:text-align="start" style:justify-single-word="false"/>
      <style:text-properties fo:font-style="normal" fo:font-weight="normal" officeooo:rsid="01054d59" officeooo:paragraph-rsid="01569ecc" style:font-style-asian="normal" style:font-weight-asian="normal" style:font-style-complex="normal" style:font-weight-complex="normal"/>
    </style:style>
    <style:style style:name="P28" style:family="paragraph" style:parent-style-name="Table_20_Contents">
      <style:paragraph-properties fo:text-align="start" style:justify-single-word="false"/>
      <style:text-properties fo:font-style="normal" fo:font-weight="normal" officeooo:rsid="01054d59" officeooo:paragraph-rsid="015bf5ee" style:font-style-asian="normal" style:font-weight-asian="normal" style:font-style-complex="normal" style:font-weight-complex="normal"/>
    </style:style>
    <style:style style:name="P29" style:family="paragraph" style:parent-style-name="Table_20_Contents">
      <style:paragraph-properties fo:text-align="start" style:justify-single-word="false"/>
      <style:text-properties fo:font-style="normal" fo:font-weight="normal" officeooo:rsid="01054d59" officeooo:paragraph-rsid="0162bebf" style:font-style-asian="normal" style:font-weight-asian="normal" style:font-style-complex="normal" style:font-weight-complex="normal"/>
    </style:style>
    <style:style style:name="P30" style:family="paragraph" style:parent-style-name="Table_20_Contents">
      <style:paragraph-properties fo:text-align="start" style:justify-single-word="false"/>
      <style:text-properties fo:font-style="normal" fo:font-weight="normal" officeooo:rsid="01054d59" officeooo:paragraph-rsid="018a856f" style:font-style-asian="normal" style:font-weight-asian="normal" style:font-style-complex="normal" style:font-weight-complex="normal"/>
    </style:style>
    <style:style style:name="P31" style:family="paragraph" style:parent-style-name="Table_20_Contents">
      <style:paragraph-properties fo:text-align="start" style:justify-single-word="false"/>
      <style:text-properties fo:font-style="normal" fo:font-weight="normal" officeooo:rsid="01054d59" officeooo:paragraph-rsid="0227479a" style:font-style-asian="normal" style:font-weight-asian="normal" style:font-style-complex="normal" style:font-weight-complex="normal"/>
    </style:style>
    <style:style style:name="P32" style:family="paragraph" style:parent-style-name="Table_20_Contents">
      <style:paragraph-properties fo:text-align="start" style:justify-single-word="false"/>
      <style:text-properties fo:font-style="normal" fo:font-weight="normal" officeooo:rsid="010686a5" officeooo:paragraph-rsid="010686a5" style:font-style-asian="normal" style:font-weight-asian="normal" style:font-style-complex="normal" style:font-weight-complex="normal"/>
    </style:style>
    <style:style style:name="P33" style:family="paragraph" style:parent-style-name="Table_20_Contents">
      <style:paragraph-properties fo:text-align="start" style:justify-single-word="false"/>
      <style:text-properties fo:font-style="normal" fo:font-weight="normal" officeooo:rsid="010686a5" officeooo:paragraph-rsid="014660e9" style:font-style-asian="normal" style:font-weight-asian="normal" style:font-style-complex="normal" style:font-weight-complex="normal"/>
    </style:style>
    <style:style style:name="P34" style:family="paragraph" style:parent-style-name="Table_20_Contents">
      <style:paragraph-properties fo:text-align="start" style:justify-single-word="false"/>
      <style:text-properties fo:font-style="normal" fo:font-weight="normal" officeooo:rsid="010686a5" officeooo:paragraph-rsid="015b076a"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fo:font-style="normal" fo:font-weight="normal" officeooo:rsid="010686a5" officeooo:paragraph-rsid="0162bebf" style:font-style-asian="normal" style:font-weight-asian="normal" style:font-style-complex="normal" style:font-weight-complex="normal"/>
    </style:style>
    <style:style style:name="P36" style:family="paragraph" style:parent-style-name="Table_20_Contents">
      <style:paragraph-properties fo:text-align="start" style:justify-single-word="false"/>
      <style:text-properties fo:font-style="normal" fo:font-weight="normal" officeooo:rsid="010686a5" officeooo:paragraph-rsid="0178050e" style:font-style-asian="normal" style:font-weight-asian="normal" style:font-style-complex="normal" style:font-weight-complex="normal"/>
    </style:style>
    <style:style style:name="P37" style:family="paragraph" style:parent-style-name="Table_20_Contents">
      <style:paragraph-properties fo:text-align="start" style:justify-single-word="false"/>
      <style:text-properties fo:font-style="normal" fo:font-weight="normal" officeooo:rsid="010686a5" officeooo:paragraph-rsid="02253da1" style:font-style-asian="normal" style:font-weight-asian="normal" style:font-style-complex="normal" style:font-weight-complex="normal"/>
    </style:style>
    <style:style style:name="P38" style:family="paragraph" style:parent-style-name="Table_20_Contents">
      <style:paragraph-properties fo:text-align="start" style:justify-single-word="false"/>
      <style:text-properties fo:font-style="normal" fo:font-weight="normal" officeooo:rsid="010686a5" officeooo:paragraph-rsid="023454d7" style:font-style-asian="normal" style:font-weight-asian="normal" style:font-style-complex="normal" style:font-weight-complex="normal"/>
    </style:style>
    <style:style style:name="P39" style:family="paragraph" style:parent-style-name="Table_20_Contents">
      <style:paragraph-properties fo:text-align="start" style:justify-single-word="false"/>
      <style:text-properties fo:font-style="normal" fo:font-weight="normal" officeooo:rsid="010801ba" officeooo:paragraph-rsid="010801ba" style:font-style-asian="normal" style:font-weight-asian="normal" style:font-style-complex="normal" style:font-weight-complex="normal"/>
    </style:style>
    <style:style style:name="P40" style:family="paragraph" style:parent-style-name="Table_20_Contents">
      <style:paragraph-properties fo:text-align="start" style:justify-single-word="false"/>
      <style:text-properties fo:font-style="normal" fo:font-weight="normal" officeooo:rsid="010801ba" officeooo:paragraph-rsid="01569ecc" style:font-style-asian="normal" style:font-weight-asian="normal" style:font-style-complex="normal" style:font-weight-complex="normal"/>
    </style:style>
    <style:style style:name="P41" style:family="paragraph" style:parent-style-name="Table_20_Contents">
      <style:paragraph-properties fo:text-align="start" style:justify-single-word="false"/>
      <style:text-properties fo:font-style="normal" fo:font-weight="normal" officeooo:rsid="010801ba" officeooo:paragraph-rsid="015bf5ee"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fo:font-style="normal" fo:font-weight="normal" officeooo:rsid="010801ba" officeooo:paragraph-rsid="0162bebf" style:font-style-asian="normal" style:font-weight-asian="normal" style:font-style-complex="normal" style:font-weight-complex="normal"/>
    </style:style>
    <style:style style:name="P43" style:family="paragraph" style:parent-style-name="Table_20_Contents">
      <style:paragraph-properties fo:text-align="start" style:justify-single-word="false"/>
      <style:text-properties fo:font-style="normal" fo:font-weight="normal" officeooo:rsid="010801ba" officeooo:paragraph-rsid="01729813"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fo:font-style="normal" fo:font-weight="normal" officeooo:rsid="010801ba" officeooo:paragraph-rsid="01bfe985" style:font-style-asian="normal" style:font-weight-asian="normal" style:font-style-complex="normal" style:font-weight-complex="normal"/>
    </style:style>
    <style:style style:name="P45" style:family="paragraph" style:parent-style-name="Table_20_Contents">
      <style:paragraph-properties fo:text-align="start" style:justify-single-word="false"/>
      <style:text-properties fo:font-style="normal" fo:font-weight="normal" officeooo:rsid="010801ba" officeooo:paragraph-rsid="01f72921"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fo:font-style="normal" fo:font-weight="normal" officeooo:rsid="010801ba" officeooo:paragraph-rsid="02296f1c" style:font-style-asian="normal" style:font-weight-asian="normal" style:font-style-complex="normal" style:font-weight-complex="normal"/>
    </style:style>
    <style:style style:name="P47" style:family="paragraph" style:parent-style-name="Table_20_Contents">
      <style:paragraph-properties fo:text-align="start" style:justify-single-word="false"/>
      <style:text-properties fo:font-style="normal" fo:font-weight="normal" officeooo:rsid="010801ba" officeooo:paragraph-rsid="0232a351" style:font-style-asian="normal" style:font-weight-asian="normal" style:font-style-complex="normal" style:font-weight-complex="normal"/>
    </style:style>
    <style:style style:name="P48" style:family="paragraph" style:parent-style-name="Table_20_Contents">
      <style:paragraph-properties fo:text-align="center" style:justify-single-word="false"/>
      <style:text-properties fo:font-style="normal" fo:font-weight="normal" officeooo:rsid="012b6d03" officeooo:paragraph-rsid="012b6d03" style:font-style-asian="normal" style:font-weight-asian="normal" style:font-style-complex="normal" style:font-weight-complex="normal"/>
    </style:style>
    <style:style style:name="P49" style:family="paragraph" style:parent-style-name="Table_20_Contents">
      <style:paragraph-properties fo:text-align="center" style:justify-single-word="false"/>
      <style:text-properties fo:font-style="normal" fo:font-weight="normal" officeooo:rsid="012b6d03" officeooo:paragraph-rsid="0162bebf" style:font-style-asian="normal" style:font-weight-asian="normal" style:font-style-complex="normal" style:font-weight-complex="normal"/>
    </style:style>
    <style:style style:name="P50" style:family="paragraph" style:parent-style-name="Table_20_Contents">
      <style:paragraph-properties fo:text-align="start" style:justify-single-word="false"/>
      <style:text-properties fo:font-style="normal" fo:font-weight="normal" officeooo:rsid="012d6c7e" officeooo:paragraph-rsid="012f8065" style:font-style-asian="normal" style:font-weight-asian="normal" style:font-style-complex="normal" style:font-weight-complex="normal"/>
    </style:style>
    <style:style style:name="P51" style:family="paragraph" style:parent-style-name="Table_20_Contents">
      <style:paragraph-properties fo:text-align="start" style:justify-single-word="false"/>
      <style:text-properties fo:font-style="normal" fo:font-weight="normal" officeooo:rsid="015bc792" officeooo:paragraph-rsid="015bc792" style:font-style-asian="normal" style:font-weight-asian="normal" style:font-style-complex="normal" style:font-weight-complex="normal"/>
    </style:style>
    <style:style style:name="P52" style:family="paragraph" style:parent-style-name="Table_20_Contents">
      <style:paragraph-properties fo:text-align="start" style:justify-single-word="false"/>
      <style:text-properties fo:font-style="normal" fo:font-weight="normal" officeooo:rsid="015bc792" officeooo:paragraph-rsid="015bf5ee" style:font-style-asian="normal" style:font-weight-asian="normal" style:font-style-complex="normal" style:font-weight-complex="normal"/>
    </style:style>
    <style:style style:name="P53" style:family="paragraph" style:parent-style-name="Table_20_Contents">
      <style:paragraph-properties fo:text-align="start" style:justify-single-word="false"/>
      <style:text-properties fo:font-style="normal" fo:font-weight="normal" officeooo:rsid="015bc792" officeooo:paragraph-rsid="0162bebf" style:font-style-asian="normal" style:font-weight-asian="normal" style:font-style-complex="normal" style:font-weight-complex="normal"/>
    </style:style>
    <style:style style:name="P54" style:family="paragraph" style:parent-style-name="Table_20_Contents">
      <style:paragraph-properties fo:text-align="start" style:justify-single-word="false"/>
      <style:text-properties fo:font-style="normal" fo:font-weight="normal" officeooo:rsid="017d6358" officeooo:paragraph-rsid="017d6358" style:font-style-asian="normal" style:font-weight-asian="normal" style:font-style-complex="normal" style:font-weight-complex="normal"/>
    </style:style>
    <style:style style:name="P55" style:family="paragraph" style:parent-style-name="Table_20_Contents">
      <style:paragraph-properties fo:text-align="center" style:justify-single-word="false"/>
      <style:text-properties fo:font-style="normal" fo:font-weight="normal" officeooo:rsid="01abcb69" officeooo:paragraph-rsid="01abcb69" style:font-style-asian="normal" style:font-weight-asian="normal" style:font-style-complex="normal" style:font-weight-complex="normal"/>
    </style:style>
    <style:style style:name="P56" style:family="paragraph" style:parent-style-name="Text_20_body">
      <style:text-properties fo:font-style="normal" officeooo:rsid="0173bfa1" officeooo:paragraph-rsid="0173bfa1" style:font-style-asian="normal" style:font-style-complex="normal"/>
    </style:style>
    <style:style style:name="P57" style:family="paragraph" style:parent-style-name="Table_20_Contents">
      <style:text-properties style:font-name="Liberation Serif" fo:font-size="12pt" officeooo:rsid="019eebbf" officeooo:paragraph-rsid="019eebbf" style:font-size-asian="12pt" style:font-size-complex="12pt"/>
    </style:style>
    <style:style style:name="P58" style:family="paragraph" style:parent-style-name="Table_20_Contents">
      <style:text-properties style:font-name="Liberation Serif" fo:font-size="12pt" officeooo:rsid="01a645f8" officeooo:paragraph-rsid="01a645f8" style:font-size-asian="12pt" style:font-size-complex="12pt"/>
    </style:style>
    <style:style style:name="P59" style:family="paragraph" style:parent-style-name="Table_20_Contents">
      <style:text-properties style:font-name="Liberation Serif" fo:font-size="12pt" officeooo:rsid="01b12287" officeooo:paragraph-rsid="01b12287" style:font-size-asian="12pt" style:font-size-complex="12pt"/>
    </style:style>
    <style:style style:name="P60" style:family="paragraph" style:parent-style-name="Table_20_Contents">
      <style:text-properties style:font-name="Liberation Serif" fo:font-size="12pt" officeooo:rsid="01b12287" officeooo:paragraph-rsid="01c11903" style:font-size-asian="12pt" style:font-size-complex="12pt"/>
    </style:style>
    <style:style style:name="P61" style:family="paragraph" style:parent-style-name="Table_20_Contents">
      <style:text-properties style:font-name="Liberation Serif" fo:font-size="12pt" officeooo:rsid="01bb8a61" officeooo:paragraph-rsid="01bb8a61" style:font-size-asian="12pt" style:font-size-complex="12pt"/>
    </style:style>
    <style:style style:name="P62" style:family="paragraph" style:parent-style-name="Table_20_Contents">
      <style:text-properties style:font-name="Liberation Serif" fo:font-size="12pt" officeooo:rsid="01c1a921" officeooo:paragraph-rsid="01c6612a" style:font-size-asian="12pt" style:font-size-complex="12pt"/>
    </style:style>
    <style:style style:name="P63" style:family="paragraph" style:parent-style-name="Table_20_Contents">
      <style:text-properties style:font-name="Liberation Serif" fo:font-size="12pt" fo:font-style="italic" fo:font-weight="bold" officeooo:rsid="019eebbf" officeooo:paragraph-rsid="019eebbf" style:font-size-asian="12pt" style:font-style-asian="italic" style:font-weight-asian="bold" style:font-size-complex="12pt" style:font-style-complex="italic" style:font-weight-complex="bold"/>
    </style:style>
    <style:style style:name="P64" style:family="paragraph" style:parent-style-name="Table_20_Contents">
      <style:paragraph-properties fo:text-align="start" style:justify-single-word="false"/>
      <style:text-properties fo:font-style="italic" fo:font-weight="bold" officeooo:rsid="015bf5ee" officeooo:paragraph-rsid="015bf5ee" style:font-style-asian="italic" style:font-weight-asian="bold" style:font-style-complex="italic" style:font-weight-complex="bold"/>
    </style:style>
    <style:style style:name="P65" style:family="paragraph" style:parent-style-name="Text_20_body">
      <style:text-properties officeooo:rsid="003a4cee" officeooo:paragraph-rsid="01482b6b"/>
    </style:style>
    <style:style style:name="P66" style:family="paragraph" style:parent-style-name="Text_20_body">
      <style:text-properties officeooo:paragraph-rsid="0135f7cd"/>
    </style:style>
    <style:style style:name="P67" style:family="paragraph" style:parent-style-name="Text_20_body">
      <style:text-properties officeooo:rsid="007c6c6f" officeooo:paragraph-rsid="007c6c6f"/>
    </style:style>
    <style:style style:name="P68" style:family="paragraph" style:parent-style-name="Text_20_body">
      <style:text-properties officeooo:rsid="007c6c6f" officeooo:paragraph-rsid="0240d2bb"/>
    </style:style>
    <style:style style:name="P69" style:family="paragraph" style:parent-style-name="Text_20_body">
      <style:text-properties officeooo:paragraph-rsid="01604b93"/>
    </style:style>
    <style:style style:name="P70" style:family="paragraph" style:parent-style-name="Text_20_body">
      <style:text-properties officeooo:paragraph-rsid="014ba44c"/>
    </style:style>
    <style:style style:name="P71" style:family="paragraph" style:parent-style-name="Text_20_body">
      <style:text-properties fo:color="#c9211e" loext:opacity="100%" officeooo:rsid="018c17a9" officeooo:paragraph-rsid="018c17a9"/>
    </style:style>
    <style:style style:name="P72" style:family="paragraph" style:parent-style-name="Standard">
      <style:text-properties fo:font-size="6pt" style:font-size-asian="5.25pt" style:font-size-complex="6pt"/>
    </style:style>
    <style:style style:name="P73" style:family="paragraph" style:parent-style-name="Text_20_body">
      <style:paragraph-properties fo:break-before="page"/>
      <style:text-properties officeooo:rsid="019a073d" officeooo:paragraph-rsid="019a073d"/>
    </style:style>
    <style:style style:name="P74" style:family="paragraph" style:parent-style-name="Text_20_body">
      <style:text-properties officeooo:rsid="02133b13" officeooo:paragraph-rsid="02133b13"/>
    </style:style>
    <style:style style:name="P75" style:family="paragraph" style:parent-style-name="Text_20_body">
      <style:text-properties officeooo:rsid="02133b13" officeooo:paragraph-rsid="022ab850"/>
    </style:style>
    <style:style style:name="P76" style:family="paragraph" style:parent-style-name="Text_20_body">
      <style:text-properties officeooo:rsid="02133b13" officeooo:paragraph-rsid="024544a1"/>
    </style:style>
    <style:style style:name="P77" style:family="paragraph" style:parent-style-name="Text_20_body">
      <style:text-properties officeooo:rsid="02225f98" officeooo:paragraph-rsid="022db7e7"/>
    </style:style>
    <style:style style:name="P78" style:family="paragraph" style:parent-style-name="Text_20_body">
      <style:text-properties officeooo:rsid="02447292" officeooo:paragraph-rsid="02447292"/>
    </style:style>
    <style:style style:name="P79" style:family="paragraph" style:parent-style-name="Heading_20_1">
      <style:paragraph-properties fo:break-before="page"/>
      <style:text-properties style:use-window-font-color="true" loext:opacity="0%" style:font-name="Liberation Sans" fo:font-size="18.2000007629395pt" fo:font-weight="bold" officeooo:rsid="005e28cd" officeooo:paragraph-rsid="005e28cd" style:font-name-asian="Microsoft YaHei" style:font-size-asian="18.2000007629395pt" style:font-weight-asian="bold" style:font-name-complex="Lucida Sans" style:font-size-complex="18.2000007629395pt" style:font-weight-complex="bold"/>
    </style:style>
    <style:style style:name="P80"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81" style:family="paragraph" style:parent-style-name="Heading_20_3">
      <style:text-properties officeooo:rsid="002b4a7d" officeooo:paragraph-rsid="002b4a7d"/>
    </style:style>
    <style:style style:name="P82" style:family="paragraph" style:parent-style-name="Heading_20_3">
      <style:text-properties officeooo:rsid="002b4a7d" officeooo:paragraph-rsid="014660e9"/>
    </style:style>
    <style:style style:name="P83"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84"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85" style:family="paragraph" style:parent-style-name="Heading_20_4">
      <style:text-properties style:use-window-font-color="true" loext:opacity="0%"/>
    </style:style>
    <style:style style:name="P86" style:family="paragraph" style:parent-style-name="Heading_20_4">
      <style:text-properties style:use-window-font-color="true" loext:opacity="0%" officeooo:rsid="00589969" officeooo:paragraph-rsid="00589969"/>
    </style:style>
    <style:style style:name="P87" style:family="paragraph" style:parent-style-name="Heading_20_4">
      <style:text-properties style:use-window-font-color="true" loext:opacity="0%" officeooo:rsid="00589969" officeooo:paragraph-rsid="014660e9"/>
    </style:style>
    <style:style style:name="P88" style:family="paragraph" style:parent-style-name="Heading_20_4">
      <style:text-properties style:use-window-font-color="true" loext:opacity="0%" officeooo:paragraph-rsid="014660e9"/>
    </style:style>
    <style:style style:name="P89" style:family="paragraph" style:parent-style-name="Heading_20_4" style:list-style-name=""/>
    <style:style style:name="P90" style:family="paragraph" style:parent-style-name="Heading_20_4">
      <style:paragraph-properties fo:break-before="page"/>
    </style:style>
    <style:style style:name="P91" style:family="paragraph" style:parent-style-name="Heading_20_4">
      <style:text-properties officeooo:paragraph-rsid="014660e9"/>
    </style:style>
    <style:style style:name="P92" style:family="paragraph" style:parent-style-name="Heading_20_5">
      <style:text-properties style:use-window-font-color="true" loext:opacity="0%" officeooo:rsid="00e09d82" officeooo:paragraph-rsid="00e09d82"/>
    </style:style>
    <style:style style:name="P93" style:family="paragraph" style:parent-style-name="Heading_20_5">
      <style:text-properties style:use-window-font-color="true" loext:opacity="0%" officeooo:rsid="00e09d82" officeooo:paragraph-rsid="014660e9"/>
    </style:style>
    <style:style style:name="P94" style:family="paragraph" style:parent-style-name="Heading_20_5" style:list-style-name="">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95" style:family="paragraph" style:parent-style-name="Heading_20_5">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96" style:family="paragraph" style:parent-style-name="Heading_20_5">
      <style:paragraph-properties fo:break-before="page"/>
    </style:style>
    <style:style style:name="P97" style:family="paragraph" style:parent-style-name="Heading_20_5">
      <style:text-properties officeooo:paragraph-rsid="01534272"/>
    </style:style>
    <style:style style:name="P98" style:family="paragraph" style:parent-style-name="Heading_20_5">
      <style:text-properties officeooo:paragraph-rsid="0162bebf"/>
    </style:style>
    <style:style style:name="P99" style:family="paragraph" style:parent-style-name="Heading_20_5">
      <style:text-properties officeooo:paragraph-rsid="014660e9"/>
    </style:style>
    <style:style style:name="P100" style:family="paragraph" style:parent-style-name="Heading_20_5">
      <style:paragraph-properties fo:break-before="page"/>
      <style:text-properties officeooo:paragraph-rsid="014660e9"/>
    </style:style>
    <style:style style:name="P101" style:family="paragraph" style:parent-style-name="Heading_20_5">
      <style:text-properties officeooo:paragraph-rsid="0232816a"/>
    </style:style>
    <style:style style:name="P102"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0e26a77" style:font-name-asian="Microsoft YaHei" style:font-size-asian="10pt" style:font-weight-asian="normal" style:font-name-complex="Lucida Sans" style:font-size-complex="10pt" style:font-weight-complex="normal"/>
    </style:style>
    <style:style style:name="P103"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21d3192" style:font-size-asian="12pt" style:font-weight-asian="normal" style:font-size-complex="12pt" style:font-weight-complex="normal"/>
    </style:style>
    <style:style style:name="P104" style:family="paragraph" style:parent-style-name="Text_20_body" style:list-style-name="L4">
      <style:text-properties style:use-window-font-color="true" loext:opacity="0%" style:font-name="Liberation Serif" fo:font-size="12pt" fo:font-weight="normal" officeooo:rsid="001d2b6b" officeooo:paragraph-rsid="024936a7" style:font-size-asian="12pt" style:font-weight-asian="normal" style:font-size-complex="12pt" style:font-weight-complex="normal"/>
    </style:style>
    <style:style style:name="P105"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89969"/>
    </style:style>
    <style:style style:name="P106" style:family="paragraph" style:parent-style-name="Text_20_body" style:list-style-name="L1">
      <loext:graphic-properties draw:fill-gradient-name="gradient" draw:fill-hatch-name="hatch"/>
      <style:paragraph-properties fo:margin-top="0in" fo:margin-bottom="0in" style:contextual-spacing="false"/>
      <style:text-properties officeooo:rsid="004ff0ad" officeooo:paragraph-rsid="004ff0ad"/>
    </style:style>
    <style:style style:name="P107" style:family="paragraph" style:parent-style-name="Text_20_body" style:list-style-name="L1">
      <loext:graphic-properties draw:fill-gradient-name="gradient" draw:fill-hatch-name="hatch"/>
      <style:paragraph-properties fo:margin-top="0in" fo:margin-bottom="0in" style:contextual-spacing="false"/>
      <style:text-properties officeooo:rsid="004f8cbc" officeooo:paragraph-rsid="004f8cbc"/>
    </style:style>
    <style:style style:name="P108" style:family="paragraph" style:parent-style-name="Text_20_body" style:list-style-name="L5">
      <loext:graphic-properties draw:fill-gradient-name="gradient" draw:fill-hatch-name="hatch"/>
      <style:paragraph-properties fo:margin-top="0in" fo:margin-bottom="0in" style:contextual-spacing="false"/>
      <style:text-properties officeooo:rsid="0192e1f8" officeooo:paragraph-rsid="0192e1f8"/>
    </style:style>
    <style:style style:name="P109" style:family="paragraph" style:parent-style-name="Text_20_body">
      <style:text-properties officeooo:rsid="003a4cee" officeooo:paragraph-rsid="024936a7"/>
    </style:style>
    <style:style style:name="P110" style:family="paragraph" style:parent-style-name="Text_20_body" style:list-style-name="L4">
      <style:text-properties officeooo:rsid="0019c32e" officeooo:paragraph-rsid="024936a7"/>
    </style:style>
    <style:style style:name="P111" style:family="paragraph" style:parent-style-name="Text_20_body">
      <style:text-properties officeooo:paragraph-rsid="01a8cdd6"/>
    </style:style>
    <style:style style:name="P112" style:family="paragraph" style:parent-style-name="Text_20_body">
      <style:text-properties officeooo:paragraph-rsid="024d7cbb"/>
    </style:style>
    <style:style style:name="P113" style:family="paragraph" style:parent-style-name="Text_20_body" style:list-style-name="L10">
      <style:text-properties officeooo:paragraph-rsid="024d7cbb"/>
    </style:style>
    <style:style style:name="P114" style:family="paragraph" style:parent-style-name="Text_20_body" style:list-style-name="L10">
      <style:text-properties officeooo:paragraph-rsid="024eaf99"/>
    </style:style>
    <style:style style:name="P115" style:family="paragraph" style:parent-style-name="Text_20_body">
      <style:text-properties officeooo:rsid="02507a2f" officeooo:paragraph-rsid="02507a2f"/>
    </style:style>
    <style:style style:name="T1" style:family="text">
      <style:text-properties style:use-window-font-color="true" loext:opacity="0%"/>
    </style:style>
    <style:style style:name="T2" style:family="text">
      <style:text-properties style:use-window-font-color="true" loext:opacity="0%" fo:font-style="italic" fo:font-weight="bold" style:font-style-asian="italic" style:font-weight-asian="bold" style:font-style-complex="italic" style:font-weight-complex="bold"/>
    </style:style>
    <style:style style:name="T3" style:family="text">
      <style:text-properties style:use-window-font-color="true" loext:opacity="0%" fo:font-style="italic" fo:font-weight="bold" officeooo:rsid="00589969" style:font-style-asian="italic" style:font-weight-asian="bold" style:font-style-complex="italic" style:font-weight-complex="bold"/>
    </style:style>
    <style:style style:name="T4" style:family="text">
      <style:text-properties style:use-window-font-color="true" loext:opacity="0%" fo:font-style="italic" fo:font-weight="bold" officeooo:rsid="00790be9" style:font-style-asian="italic" style:font-weight-asian="bold" style:font-style-complex="italic" style:font-weight-complex="bold"/>
    </style:style>
    <style:style style:name="T5" style:family="text">
      <style:text-properties style:use-window-font-color="true" loext:opacity="0%" fo:font-style="italic" fo:font-weight="bold" officeooo:rsid="01f0450f" style:font-style-asian="italic" style:font-weight-asian="bold" style:font-style-complex="italic" style:font-weight-complex="bold"/>
    </style:style>
    <style:style style:name="T6" style:family="text">
      <style:text-properties style:use-window-font-color="true" loext:opacity="0%" fo:font-style="italic" fo:font-weight="bold" officeooo:rsid="02019656" style:font-style-asian="italic" style:font-weight-asian="bold" style:font-style-complex="italic" style:font-weight-complex="bold"/>
    </style:style>
    <style:style style:name="T7" style:family="text">
      <style:text-properties style:use-window-font-color="true" loext:opacity="0%" officeooo:rsid="004fbb29"/>
    </style:style>
    <style:style style:name="T8" style:family="text">
      <style:text-properties style:use-window-font-color="true" loext:opacity="0%" officeooo:rsid="0050c5aa"/>
    </style:style>
    <style:style style:name="T9" style:family="text">
      <style:text-properties style:use-window-font-color="true" loext:opacity="0%" officeooo:rsid="00512ff6"/>
    </style:style>
    <style:style style:name="T10" style:family="text">
      <style:text-properties style:use-window-font-color="true" loext:opacity="0%" officeooo:rsid="00588a4f"/>
    </style:style>
    <style:style style:name="T11" style:family="text">
      <style:text-properties style:use-window-font-color="true" loext:opacity="0%" officeooo:rsid="00589969"/>
    </style:style>
    <style:style style:name="T12"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3"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4"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15" style:family="text">
      <style:text-properties style:use-window-font-color="true" loext:opacity="0%" style:font-name="Liberation Sans" fo:font-size="11.8999996185303pt" fo:font-weight="bold" officeooo:rsid="014f2bf1" style:font-name-asian="Microsoft YaHei" style:font-size-asian="11.8999996185303pt" style:font-weight-asian="bold" style:font-name-complex="Lucida Sans" style:font-size-complex="11.8999996185303pt" style:font-weight-complex="bold"/>
    </style:style>
    <style:style style:name="T16"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17"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18" style:family="text">
      <style:text-properties style:use-window-font-color="true" loext:opacity="0%" style:font-name="Liberation Sans" fo:font-size="20pt" fo:font-weight="bold" style:font-name-asian="Microsoft YaHei" style:font-size-asian="20pt" style:font-weight-asian="bold" style:font-name-complex="Lucida Sans" style:font-size-complex="20pt" style:font-weight-complex="bold"/>
    </style:style>
    <style:style style:name="T19" style:family="text">
      <style:text-properties style:use-window-font-color="true" loext:opacity="0%" style:font-name="Liberation Sans" fo:font-size="20pt" fo:font-weight="bold" officeooo:rsid="00e26a77" style:font-name-asian="Microsoft YaHei" style:font-size-asian="20pt" style:font-weight-asian="bold" style:font-name-complex="Lucida Sans" style:font-size-complex="20pt" style:font-weight-complex="bold"/>
    </style:style>
    <style:style style:name="T20" style:family="text">
      <style:text-properties style:use-window-font-color="true" loext:opacity="0%" style:font-name="Liberation Sans" fo:font-size="20pt" fo:font-weight="bold" officeooo:rsid="024682b9" style:font-name-asian="Microsoft YaHei" style:font-size-asian="20pt" style:font-weight-asian="bold" style:font-name-complex="Lucida Sans" style:font-size-complex="20pt" style:font-weight-complex="bold"/>
    </style:style>
    <style:style style:name="T21" style:family="text">
      <style:text-properties style:use-window-font-color="true" loext:opacity="0%" style:font-name="Liberation Sans" fo:font-size="20pt" fo:font-weight="bold" officeooo:rsid="02605cd8" style:font-name-asian="Microsoft YaHei" style:font-size-asian="20pt" style:font-weight-asian="bold" style:font-name-complex="Lucida Sans" style:font-size-complex="20pt" style:font-weight-complex="bold"/>
    </style:style>
    <style:style style:name="T22" style:family="text">
      <style:text-properties style:use-window-font-color="true" loext:opacity="0%" style:font-name="Liberation Sans" fo:font-size="20pt" fo:font-weight="bold" officeooo:rsid="0261427f" style:font-name-asian="Microsoft YaHei" style:font-size-asian="20pt" style:font-weight-asian="bold" style:font-name-complex="Lucida Sans" style:font-size-complex="20pt" style:font-weight-complex="bold"/>
    </style:style>
    <style:style style:name="T23" style:family="text">
      <style:text-properties style:use-window-font-color="true" loext:opacity="0%" style:font-name="Liberation Sans" fo:font-size="20pt" fo:font-weight="bold" officeooo:rsid="026258f5" style:font-name-asian="Microsoft YaHei" style:font-size-asian="20pt" style:font-weight-asian="bold" style:font-name-complex="Lucida Sans" style:font-size-complex="20pt" style:font-weight-complex="bold"/>
    </style:style>
    <style:style style:name="T24" style:family="text">
      <style:text-properties style:use-window-font-color="true" loext:opacity="0%" style:font-name-asian="Microsoft YaHei" style:font-name-complex="Lucida Sans"/>
    </style:style>
    <style:style style:name="T25" style:family="text">
      <style:text-properties style:use-window-font-color="true" loext:opacity="0%" officeooo:rsid="005acd01" style:font-name-asian="Microsoft YaHei" style:font-name-complex="Lucida Sans"/>
    </style:style>
    <style:style style:name="T26" style:family="text">
      <style:text-properties style:use-window-font-color="true" loext:opacity="0%" officeooo:rsid="00955827" style:font-name-asian="Microsoft YaHei" style:font-name-complex="Lucida Sans"/>
    </style:style>
    <style:style style:name="T27" style:family="text">
      <style:text-properties style:use-window-font-color="true" loext:opacity="0%" officeooo:rsid="0096c66a" style:font-name-asian="Microsoft YaHei" style:font-name-complex="Lucida Sans"/>
    </style:style>
    <style:style style:name="T28" style:family="text">
      <style:text-properties style:use-window-font-color="true" loext:opacity="0%" officeooo:rsid="00790be9"/>
    </style:style>
    <style:style style:name="T29"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30"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31" style:family="text">
      <style:text-properties style:use-window-font-color="true" loext:opacity="0%" style:font-name="Liberation Serif" fo:font-size="11pt" fo:font-style="italic" officeooo:rsid="007ab4b2" style:font-name-asian="Microsoft YaHei" style:font-size-asian="11pt" style:font-style-asian="italic" style:font-name-complex="Lucida Sans" style:font-size-complex="11pt" style:font-style-complex="italic"/>
    </style:style>
    <style:style style:name="T32" style:family="text">
      <style:text-properties style:use-window-font-color="true" loext:opacity="0%" style:font-name="Liberation Serif" fo:font-size="11pt" fo:font-style="italic" officeooo:rsid="0132514a" style:font-name-asian="Microsoft YaHei" style:font-size-asian="11pt" style:font-style-asian="italic" style:font-name-complex="Lucida Sans" style:font-size-complex="11pt" style:font-style-complex="italic"/>
    </style:style>
    <style:style style:name="T33" style:family="text">
      <style:text-properties style:use-window-font-color="true" loext:opacity="0%" style:font-name="Liberation Serif" fo:font-size="11pt" fo:font-style="italic" officeooo:rsid="0135638c" style:font-name-asian="Microsoft YaHei" style:font-size-asian="11pt" style:font-style-asian="italic" style:font-name-complex="Lucida Sans" style:font-size-complex="11pt" style:font-style-complex="italic"/>
    </style:style>
    <style:style style:name="T34" style:family="text">
      <style:text-properties style:use-window-font-color="true" loext:opacity="0%" style:font-name="Liberation Serif" fo:font-size="11pt" fo:font-style="italic" officeooo:rsid="0160f6b6" style:font-name-asian="Microsoft YaHei" style:font-size-asian="11pt" style:font-style-asian="italic" style:font-name-complex="Lucida Sans" style:font-size-complex="11pt" style:font-style-complex="italic"/>
    </style:style>
    <style:style style:name="T35" style:family="text">
      <style:text-properties style:use-window-font-color="true" loext:opacity="0%" style:font-name="Liberation Serif" fo:font-size="11pt" fo:font-style="italic" fo:font-weight="normal" officeooo:rsid="01604b93" style:font-name-asian="Microsoft YaHei" style:font-size-asian="11pt" style:font-style-asian="italic" style:font-weight-asian="normal" style:font-name-complex="Lucida Sans" style:font-size-complex="11pt" style:font-style-complex="italic" style:font-weight-complex="normal"/>
    </style:style>
    <style:style style:name="T36" style:family="text">
      <style:text-properties style:use-window-font-color="true" loext:opacity="0%" style:font-name="Liberation Serif" fo:font-size="11pt" fo:font-style="italic" fo:font-weight="normal" officeooo:rsid="01609ad3" style:font-name-asian="Microsoft YaHei" style:font-size-asian="11pt" style:font-style-asian="italic" style:font-weight-asian="normal" style:font-name-complex="Lucida Sans" style:font-size-complex="11pt" style:font-style-complex="italic" style:font-weight-complex="normal"/>
    </style:style>
    <style:style style:name="T37" style:family="text">
      <style:text-properties style:use-window-font-color="true" loext:opacity="0%" style:font-name="Liberation Serif" fo:font-size="11pt" fo:font-style="italic" fo:font-weight="normal" officeooo:rsid="01690c84" style:font-name-asian="Microsoft YaHei" style:font-size-asian="11pt" style:font-style-asian="italic" style:font-weight-asian="normal" style:font-name-complex="Lucida Sans" style:font-size-complex="11pt" style:font-style-complex="italic" style:font-weight-complex="normal"/>
    </style:style>
    <style:style style:name="T38" style:family="text">
      <style:text-properties style:use-window-font-color="true" loext:opacity="0%" style:font-name="Liberation Serif" fo:font-size="11pt" fo:font-style="italic" fo:font-weight="normal" officeooo:rsid="0189894c" style:font-name-asian="Microsoft YaHei" style:font-size-asian="11pt" style:font-style-asian="italic" style:font-weight-asian="normal" style:font-name-complex="Lucida Sans" style:font-size-complex="11pt" style:font-style-complex="italic" style:font-weight-complex="normal"/>
    </style:style>
    <style:style style:name="T39" style:family="text">
      <style:text-properties style:use-window-font-color="true" loext:opacity="0%" style:font-name="Liberation Serif" fo:font-size="11pt" style:font-name-asian="Microsoft YaHei" style:font-size-asian="11pt" style:font-name-complex="Lucida Sans" style:font-size-complex="11pt"/>
    </style:style>
    <style:style style:name="T40" style:family="text">
      <style:text-properties style:use-window-font-color="true" loext:opacity="0%" style:font-name="Liberation Serif" fo:font-size="11pt" officeooo:rsid="008f9e67" style:font-name-asian="Microsoft YaHei" style:font-size-asian="11pt" style:font-name-complex="Lucida Sans" style:font-size-complex="11pt"/>
    </style:style>
    <style:style style:name="T41" style:family="text">
      <style:text-properties style:use-window-font-color="true" loext:opacity="0%" style:font-name="Liberation Serif" fo:font-size="11pt" officeooo:rsid="01794d55" style:font-name-asian="Microsoft YaHei" style:font-size-asian="11pt" style:font-name-complex="Lucida Sans" style:font-size-complex="11pt"/>
    </style:style>
    <style:style style:name="T42" style:family="text">
      <style:text-properties style:use-window-font-color="true" loext:opacity="0%" style:font-name="Liberation Serif" fo:font-size="11pt" fo:font-weight="normal" style:font-name-asian="Microsoft YaHei" style:font-size-asian="11pt" style:font-weight-asian="normal" style:font-name-complex="Lucida Sans" style:font-size-complex="11pt" style:font-weight-complex="normal"/>
    </style:style>
    <style:style style:name="T43" style:family="text">
      <style:text-properties style:use-window-font-color="true" loext:opacity="0%" style:font-name="Liberation Serif" fo:font-size="11pt" fo:font-weight="normal" officeooo:rsid="01743de8" style:font-name-asian="Microsoft YaHei" style:font-size-asian="11pt" style:font-weight-asian="normal" style:font-name-complex="Lucida Sans" style:font-size-complex="11pt" style:font-weight-complex="normal"/>
    </style:style>
    <style:style style:name="T44" style:family="text">
      <style:text-properties style:use-window-font-color="true" loext:opacity="0%" style:font-name="Liberation Serif" fo:font-size="11pt" fo:font-weight="normal" officeooo:rsid="0175de75" style:font-name-asian="Microsoft YaHei" style:font-size-asian="11pt" style:font-weight-asian="normal" style:font-name-complex="Lucida Sans" style:font-size-complex="11pt" style:font-weight-complex="normal"/>
    </style:style>
    <style:style style:name="T45" style:family="text">
      <style:text-properties style:use-window-font-color="true" loext:opacity="0%" style:font-name="Liberation Serif" fo:font-size="11pt" fo:font-weight="normal" officeooo:rsid="0176d0c6" style:font-name-asian="Microsoft YaHei" style:font-size-asian="11pt" style:font-weight-asian="normal" style:font-name-complex="Lucida Sans" style:font-size-complex="11pt" style:font-weight-complex="normal"/>
    </style:style>
    <style:style style:name="T46" style:family="text">
      <style:text-properties style:use-window-font-color="true" loext:opacity="0%" style:font-name="Liberation Serif" fo:font-size="11pt" fo:font-weight="normal" officeooo:rsid="0177c8ee" style:font-name-asian="Microsoft YaHei" style:font-size-asian="11pt" style:font-weight-asian="normal" style:font-name-complex="Lucida Sans" style:font-size-complex="11pt" style:font-weight-complex="normal"/>
    </style:style>
    <style:style style:name="T47" style:family="text">
      <style:text-properties style:use-window-font-color="true" loext:opacity="0%" style:font-name="Liberation Serif" fo:font-size="11pt" fo:font-weight="normal" officeooo:rsid="01795c84" style:font-name-asian="Microsoft YaHei" style:font-size-asian="11pt" style:font-weight-asian="normal" style:font-name-complex="Lucida Sans" style:font-size-complex="11pt" style:font-weight-complex="normal"/>
    </style:style>
    <style:style style:name="T48" style:family="text">
      <style:text-properties style:use-window-font-color="true" loext:opacity="0%" style:font-name="Liberation Serif" fo:font-size="12pt" fo:font-weight="normal" style:font-name-asian="Microsoft YaHei" style:font-size-asian="12pt" style:font-weight-asian="normal" style:font-name-complex="Lucida Sans" style:font-size-complex="12pt" style:font-weight-complex="normal"/>
    </style:style>
    <style:style style:name="T49"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50"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51" style:family="text">
      <style:text-properties style:use-window-font-color="true" loext:opacity="0%" style:font-name="Liberation Serif" fo:font-size="12pt" fo:font-weight="normal" officeooo:rsid="01a468d8" style:font-name-asian="Microsoft YaHei" style:font-size-asian="12pt" style:font-weight-asian="normal" style:font-name-complex="Lucida Sans" style:font-size-complex="12pt" style:font-weight-complex="normal"/>
    </style:style>
    <style:style style:name="T52" style:family="text">
      <style:text-properties style:use-window-font-color="true" loext:opacity="0%" style:font-name="Liberation Serif" fo:font-size="12pt" fo:font-weight="normal" officeooo:rsid="01f33e57" style:font-name-asian="Microsoft YaHei" style:font-size-asian="12pt" style:font-weight-asian="normal" style:font-name-complex="Lucida Sans" style:font-size-complex="12pt" style:font-weight-complex="normal"/>
    </style:style>
    <style:style style:name="T53" style:family="text">
      <style:text-properties style:use-window-font-color="true" loext:opacity="0%" style:font-name="Liberation Serif" fo:font-size="12pt" fo:font-weight="normal" officeooo:rsid="01f52704" style:font-name-asian="Microsoft YaHei" style:font-size-asian="12pt" style:font-weight-asian="normal" style:font-name-complex="Lucida Sans" style:font-size-complex="12pt" style:font-weight-complex="normal"/>
    </style:style>
    <style:style style:name="T54" style:family="text">
      <style:text-properties style:use-window-font-color="true" loext:opacity="0%" style:font-name="Liberation Serif" fo:font-size="12pt" fo:font-weight="normal" officeooo:rsid="01fb9e9f" style:font-name-asian="Microsoft YaHei" style:font-size-asian="12pt" style:font-weight-asian="normal" style:font-name-complex="Lucida Sans" style:font-size-complex="12pt" style:font-weight-complex="normal"/>
    </style:style>
    <style:style style:name="T55" style:family="text">
      <style:text-properties style:use-window-font-color="true" loext:opacity="0%" style:font-name="Liberation Serif" fo:font-size="12pt" fo:font-weight="normal" officeooo:rsid="01fcb3d5" style:font-name-asian="Microsoft YaHei" style:font-size-asian="12pt" style:font-weight-asian="normal" style:font-name-complex="Lucida Sans" style:font-size-complex="12pt" style:font-weight-complex="normal"/>
    </style:style>
    <style:style style:name="T56" style:family="text">
      <style:text-properties style:use-window-font-color="true" loext:opacity="0%" style:font-name="Liberation Serif" fo:font-size="12pt" fo:font-weight="normal" officeooo:rsid="023ceeec" style:font-name-asian="Microsoft YaHei" style:font-size-asian="12pt" style:font-weight-asian="normal" style:font-name-complex="Lucida Sans" style:font-size-complex="12pt" style:font-weight-complex="normal"/>
    </style:style>
    <style:style style:name="T57" style:family="text">
      <style:text-properties style:use-window-font-color="true" loext:opacity="0%" style:font-name="Liberation Serif" fo:font-size="12pt" fo:font-weight="normal" officeooo:rsid="023d305f" style:font-name-asian="Microsoft YaHei" style:font-size-asian="12pt" style:font-weight-asian="normal" style:font-name-complex="Lucida Sans" style:font-size-complex="12pt" style:font-weight-complex="normal"/>
    </style:style>
    <style:style style:name="T58" style:family="text">
      <style:text-properties style:use-window-font-color="true" loext:opacity="0%" style:font-name="Liberation Serif" fo:font-size="12pt" fo:font-weight="normal" officeooo:rsid="023ed1fa" style:font-name-asian="Microsoft YaHei" style:font-size-asian="12pt" style:font-weight-asian="normal" style:font-name-complex="Lucida Sans" style:font-size-complex="12pt" style:font-weight-complex="normal"/>
    </style:style>
    <style:style style:name="T59" style:family="text">
      <style:text-properties style:use-window-font-color="true" loext:opacity="0%" style:font-name="Liberation Serif" fo:font-size="12pt" fo:font-weight="normal" officeooo:rsid="019d85fa" style:font-name-asian="Microsoft YaHei" style:font-size-asian="12pt" style:font-weight-asian="normal" style:font-name-complex="Lucida Sans" style:font-size-complex="12pt" style:font-weight-complex="normal"/>
    </style:style>
    <style:style style:name="T60" style:family="text">
      <style:text-properties style:use-window-font-color="true" loext:opacity="0%" style:font-name="Liberation Serif" fo:font-size="12pt" fo:font-weight="normal" officeooo:rsid="02496d20" style:font-name-asian="Microsoft YaHei" style:font-size-asian="12pt" style:font-weight-asian="normal" style:font-name-complex="Lucida Sans" style:font-size-complex="12pt" style:font-weight-complex="normal"/>
    </style:style>
    <style:style style:name="T61" style:family="text">
      <style:text-properties style:use-window-font-color="true" loext:opacity="0%" style:font-name="Liberation Serif" fo:font-size="12pt" fo:font-weight="normal" officeooo:rsid="001b8533" style:font-name-asian="Microsoft YaHei" style:font-size-asian="12pt" style:font-weight-asian="normal" style:font-name-complex="Lucida Sans" style:font-size-complex="12pt" style:font-weight-complex="normal"/>
    </style:style>
    <style:style style:name="T62" style:family="text">
      <style:text-properties style:use-window-font-color="true" loext:opacity="0%" style:font-name="Liberation Serif" fo:font-size="12pt" fo:font-weight="normal" officeooo:rsid="0025e70a" style:font-name-asian="Microsoft YaHei" style:font-size-asian="12pt" style:font-weight-asian="normal" style:font-name-complex="Lucida Sans" style:font-size-complex="12pt" style:font-weight-complex="normal"/>
    </style:style>
    <style:style style:name="T63" style:family="text">
      <style:text-properties style:use-window-font-color="true" loext:opacity="0%" style:font-name="Liberation Serif" fo:font-size="12pt" fo:font-weight="normal" officeooo:rsid="024d7cbb" style:font-name-asian="Microsoft YaHei" style:font-size-asian="12pt" style:font-weight-asian="normal" style:font-name-complex="Lucida Sans" style:font-size-complex="12pt" style:font-weight-complex="normal"/>
    </style:style>
    <style:style style:name="T64" style:family="text">
      <style:text-properties style:use-window-font-color="true" loext:opacity="0%" style:font-name="Liberation Serif" fo:font-size="12pt" fo:font-weight="normal" officeooo:rsid="024e4e75" style:font-name-asian="Microsoft YaHei" style:font-size-asian="12pt" style:font-weight-asian="normal" style:font-name-complex="Lucida Sans" style:font-size-complex="12pt" style:font-weight-complex="normal"/>
    </style:style>
    <style:style style:name="T65" style:family="text">
      <style:text-properties style:use-window-font-color="true" loext:opacity="0%" style:font-name="Liberation Serif" fo:font-size="12pt" fo:font-weight="normal" officeooo:rsid="02516014" style:font-name-asian="Microsoft YaHei" style:font-size-asian="12pt" style:font-weight-asian="normal" style:font-name-complex="Lucida Sans" style:font-size-complex="12pt" style:font-weight-complex="normal"/>
    </style:style>
    <style:style style:name="T66" style:family="text">
      <style:text-properties style:use-window-font-color="true" loext:opacity="0%" style:font-name="Liberation Serif" fo:font-size="12pt" fo:font-weight="normal" officeooo:rsid="0252a75e" style:font-name-asian="Microsoft YaHei" style:font-size-asian="12pt" style:font-weight-asian="normal" style:font-name-complex="Lucida Sans" style:font-size-complex="12pt" style:font-weight-complex="normal"/>
    </style:style>
    <style:style style:name="T67" style:family="text">
      <style:text-properties style:use-window-font-color="true" loext:opacity="0%" style:font-name="Liberation Serif" fo:font-size="12pt" fo:font-weight="normal" officeooo:rsid="0255394e" style:font-name-asian="Microsoft YaHei" style:font-size-asian="12pt" style:font-weight-asian="normal" style:font-name-complex="Lucida Sans" style:font-size-complex="12pt" style:font-weight-complex="normal"/>
    </style:style>
    <style:style style:name="T68" style:family="text">
      <style:text-properties style:use-window-font-color="true" loext:opacity="0%" style:font-name="Liberation Serif" fo:font-size="12pt" fo:font-weight="normal" officeooo:rsid="025591d5" style:font-name-asian="Microsoft YaHei" style:font-size-asian="12pt" style:font-weight-asian="normal" style:font-name-complex="Lucida Sans" style:font-size-complex="12pt" style:font-weight-complex="normal"/>
    </style:style>
    <style:style style:name="T69" style:family="text">
      <style:text-properties style:use-window-font-color="true" loext:opacity="0%" style:font-name="Liberation Serif" fo:font-size="12pt" fo:font-weight="normal" officeooo:rsid="02585ce1" style:font-name-asian="Microsoft YaHei" style:font-size-asian="12pt" style:font-weight-asian="normal" style:font-name-complex="Lucida Sans" style:font-size-complex="12pt" style:font-weight-complex="normal"/>
    </style:style>
    <style:style style:name="T70" style:family="text">
      <style:text-properties style:use-window-font-color="true" loext:opacity="0%" style:font-name="Liberation Serif" fo:font-size="12pt" fo:font-weight="normal" officeooo:rsid="02593c1d" style:font-name-asian="Microsoft YaHei" style:font-size-asian="12pt" style:font-weight-asian="normal" style:font-name-complex="Lucida Sans" style:font-size-complex="12pt" style:font-weight-complex="normal"/>
    </style:style>
    <style:style style:name="T71" style:family="text">
      <style:text-properties style:use-window-font-color="true" loext:opacity="0%" style:font-name="Liberation Serif" fo:font-size="12pt" fo:font-weight="normal" officeooo:rsid="025a71b9" style:font-name-asian="Microsoft YaHei" style:font-size-asian="12pt" style:font-weight-asian="normal" style:font-name-complex="Lucida Sans" style:font-size-complex="12pt" style:font-weight-complex="normal"/>
    </style:style>
    <style:style style:name="T72" style:family="text">
      <style:text-properties style:use-window-font-color="true" loext:opacity="0%" style:font-name="Liberation Serif" fo:font-size="12pt" fo:font-weight="normal" officeooo:rsid="025b7f55" style:font-name-asian="Microsoft YaHei" style:font-size-asian="12pt" style:font-weight-asian="normal" style:font-name-complex="Lucida Sans" style:font-size-complex="12pt" style:font-weight-complex="normal"/>
    </style:style>
    <style:style style:name="T73" style:family="text">
      <style:text-properties style:use-window-font-color="true" loext:opacity="0%" style:font-name="Liberation Serif" fo:font-size="12pt" fo:font-weight="normal" style:font-size-asian="12pt" style:font-weight-asian="normal" style:font-size-complex="12pt" style:font-weight-complex="normal"/>
    </style:style>
    <style:style style:name="T74" style:family="text">
      <style:text-properties style:use-window-font-color="true" loext:opacity="0%" style:font-name="Liberation Serif" fo:font-size="12pt" fo:font-weight="normal" officeooo:rsid="00edca3f" style:font-size-asian="12pt" style:font-weight-asian="normal" style:font-size-complex="12pt" style:font-weight-complex="normal"/>
    </style:style>
    <style:style style:name="T75" style:family="text">
      <style:text-properties style:use-window-font-color="true" loext:opacity="0%" style:font-name="Liberation Serif" fo:font-size="12pt" fo:font-weight="normal" officeooo:rsid="01431c88" style:font-size-asian="12pt" style:font-weight-asian="normal" style:font-size-complex="12pt" style:font-weight-complex="normal"/>
    </style:style>
    <style:style style:name="T76" style:family="text">
      <style:text-properties style:use-window-font-color="true" loext:opacity="0%" style:font-name="Liberation Serif" fo:font-size="12pt" fo:font-weight="normal" officeooo:rsid="00e94569" style:font-size-asian="12pt" style:font-weight-asian="normal" style:font-size-complex="12pt" style:font-weight-complex="normal"/>
    </style:style>
    <style:style style:name="T77" style:family="text">
      <style:text-properties style:use-window-font-color="true" loext:opacity="0%" style:font-name="Liberation Serif" fo:font-size="12pt" fo:font-weight="normal" officeooo:rsid="01178b1a" style:font-size-asian="12pt" style:font-weight-asian="normal" style:font-size-complex="12pt" style:font-weight-complex="normal"/>
    </style:style>
    <style:style style:name="T78" style:family="text">
      <style:text-properties style:use-window-font-color="true" loext:opacity="0%" style:font-name="Liberation Serif" fo:font-size="12pt" fo:font-weight="normal" officeooo:rsid="01482b6b" style:font-size-asian="12pt" style:font-weight-asian="normal" style:font-size-complex="12pt" style:font-weight-complex="normal"/>
    </style:style>
    <style:style style:name="T79" style:family="text">
      <style:text-properties style:use-window-font-color="true" loext:opacity="0%" style:font-name="Liberation Serif" fo:font-size="12pt" fo:font-weight="normal" officeooo:rsid="00a21acd" style:font-size-asian="12pt" style:font-weight-asian="normal" style:font-size-complex="12pt" style:font-weight-complex="normal"/>
    </style:style>
    <style:style style:name="T80"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81" style:family="text">
      <style:text-properties style:use-window-font-color="true" loext:opacity="0%" style:font-name="Liberation Serif" fo:font-size="12pt" fo:font-weight="normal" officeooo:rsid="01d70669" style:font-size-asian="12pt" style:font-weight-asian="normal" style:font-size-complex="12pt" style:font-weight-complex="normal"/>
    </style:style>
    <style:style style:name="T82" style:family="text">
      <style:text-properties style:use-window-font-color="true" loext:opacity="0%" style:font-name="Liberation Serif" fo:font-size="12pt" fo:font-weight="normal" officeooo:rsid="01d74a4b" style:font-size-asian="12pt" style:font-weight-asian="normal" style:font-size-complex="12pt" style:font-weight-complex="normal"/>
    </style:style>
    <style:style style:name="T83" style:family="text">
      <style:text-properties style:use-window-font-color="true" loext:opacity="0%" style:font-name="Liberation Serif" fo:font-size="12pt" fo:font-weight="normal" officeooo:rsid="01d8c85c" style:font-size-asian="12pt" style:font-weight-asian="normal" style:font-size-complex="12pt" style:font-weight-complex="normal"/>
    </style:style>
    <style:style style:name="T84" style:family="text">
      <style:text-properties style:use-window-font-color="true" loext:opacity="0%" style:font-name="Liberation Serif" fo:font-size="12pt" fo:font-weight="normal" officeooo:rsid="01dbd5de" style:font-size-asian="12pt" style:font-weight-asian="normal" style:font-size-complex="12pt" style:font-weight-complex="normal"/>
    </style:style>
    <style:style style:name="T85" style:family="text">
      <style:text-properties style:use-window-font-color="true" loext:opacity="0%" style:font-name="Liberation Serif" fo:font-size="12pt" fo:font-weight="normal" officeooo:rsid="02146f4a" style:font-size-asian="12pt" style:font-weight-asian="normal" style:font-size-complex="12pt" style:font-weight-complex="normal"/>
    </style:style>
    <style:style style:name="T86" style:family="text">
      <style:text-properties style:use-window-font-color="true" loext:opacity="0%" style:font-name="Liberation Serif" fo:font-size="12pt" fo:font-weight="normal" officeooo:rsid="0215ba16" style:font-size-asian="12pt" style:font-weight-asian="normal" style:font-size-complex="12pt" style:font-weight-complex="normal"/>
    </style:style>
    <style:style style:name="T87" style:family="text">
      <style:text-properties style:use-window-font-color="true" loext:opacity="0%" style:font-name="Liberation Serif" fo:font-size="12pt" fo:font-weight="normal" officeooo:rsid="021bf7b3" style:font-size-asian="12pt" style:font-weight-asian="normal" style:font-size-complex="12pt" style:font-weight-complex="normal"/>
    </style:style>
    <style:style style:name="T88" style:family="text">
      <style:text-properties style:use-window-font-color="true" loext:opacity="0%" style:font-name="Liberation Serif" fo:font-size="12pt" fo:font-weight="normal" officeooo:rsid="022ab850" style:font-size-asian="12pt" style:font-weight-asian="normal" style:font-size-complex="12pt" style:font-weight-complex="normal"/>
    </style:style>
    <style:style style:name="T89" style:family="text">
      <style:text-properties style:use-window-font-color="true" loext:opacity="0%" style:font-name="Liberation Serif" fo:font-size="12pt" fo:font-weight="normal" officeooo:rsid="022c1abb" style:font-size-asian="12pt" style:font-weight-asian="normal" style:font-size-complex="12pt" style:font-weight-complex="normal"/>
    </style:style>
    <style:style style:name="T90" style:family="text">
      <style:text-properties style:use-window-font-color="true" loext:opacity="0%" style:font-name="Liberation Serif" fo:font-size="12pt" fo:font-weight="normal" officeooo:rsid="0230d863" style:font-size-asian="12pt" style:font-weight-asian="normal" style:font-size-complex="12pt" style:font-weight-complex="normal"/>
    </style:style>
    <style:style style:name="T91" style:family="text">
      <style:text-properties style:use-window-font-color="true" loext:opacity="0%" style:font-name="Liberation Serif" fo:font-size="12pt" fo:font-weight="normal" officeooo:rsid="02318c8c"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24236b7"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24936a7" style:font-size-asian="12pt" style:font-weight-asian="normal" style:font-size-complex="12pt" style:font-weight-complex="normal"/>
    </style:style>
    <style:style style:name="T94" style:family="text">
      <style:text-properties style:use-window-font-color="true" loext:opacity="0%" style:font-name="Liberation Serif" fo:font-size="12pt" fo:font-weight="normal" officeooo:rsid="0019c32e" style:font-size-asian="12pt" style:font-weight-asian="normal" style:font-size-complex="12pt" style:font-weight-complex="normal"/>
    </style:style>
    <style:style style:name="T95" style:family="text">
      <style:text-properties style:use-window-font-color="true" loext:opacity="0%" style:font-name="Liberation Serif" fo:font-size="12pt" fo:font-weight="normal" officeooo:rsid="001f7442" style:font-size-asian="12pt" style:font-weight-asian="normal" style:font-size-complex="12pt" style:font-weight-complex="normal"/>
    </style:style>
    <style:style style:name="T96" style:family="text">
      <style:text-properties style:use-window-font-color="true" loext:opacity="0%" style:font-name="Liberation Serif" fo:font-size="12pt" fo:font-weight="normal" officeooo:rsid="0265b4e8" style:font-size-asian="12pt" style:font-weight-asian="normal" style:font-size-complex="12pt" style:font-weight-complex="normal"/>
    </style:style>
    <style:style style:name="T97" style:family="text">
      <style:text-properties style:use-window-font-color="true" loext:opacity="0%" officeooo:rsid="00832876"/>
    </style:style>
    <style:style style:name="T98" style:family="text">
      <style:text-properties style:use-window-font-color="true" loext:opacity="0%" fo:font-style="normal" fo:font-weight="normal" officeooo:rsid="01690d4d" style:font-style-asian="normal" style:font-weight-asian="normal" style:font-style-complex="normal" style:font-weight-complex="normal"/>
    </style:style>
    <style:style style:name="T99" style:family="text">
      <style:text-properties style:use-window-font-color="true" loext:opacity="0%" officeooo:rsid="01281d78"/>
    </style:style>
    <style:style style:name="T100" style:family="text">
      <style:text-properties style:use-window-font-color="true" loext:opacity="0%" officeooo:rsid="01569ecc"/>
    </style:style>
    <style:style style:name="T101" style:family="text">
      <style:text-properties style:use-window-font-color="true" loext:opacity="0%" officeooo:rsid="015b076a"/>
    </style:style>
    <style:style style:name="T102" style:family="text">
      <style:text-properties style:use-window-font-color="true" loext:opacity="0%" officeooo:rsid="015bc792"/>
    </style:style>
    <style:style style:name="T103" style:family="text">
      <style:text-properties style:use-window-font-color="true" loext:opacity="0%" officeooo:rsid="015eca82"/>
    </style:style>
    <style:style style:name="T104" style:family="text">
      <style:text-properties style:use-window-font-color="true" loext:opacity="0%" officeooo:rsid="0166485a"/>
    </style:style>
    <style:style style:name="T105" style:family="text">
      <style:text-properties style:use-window-font-color="true" loext:opacity="0%" officeooo:rsid="01690c84"/>
    </style:style>
    <style:style style:name="T106" style:family="text">
      <style:text-properties style:use-window-font-color="true" loext:opacity="0%" officeooo:rsid="016edd7b"/>
    </style:style>
    <style:style style:name="T107" style:family="text">
      <style:text-properties style:use-window-font-color="true" loext:opacity="0%" officeooo:rsid="01729813"/>
    </style:style>
    <style:style style:name="T108" style:family="text">
      <style:text-properties style:use-window-font-color="true" loext:opacity="0%" officeooo:rsid="01734881"/>
    </style:style>
    <style:style style:name="T109" style:family="text">
      <style:text-properties style:use-window-font-color="true" loext:opacity="0%" officeooo:rsid="0178050e"/>
    </style:style>
    <style:style style:name="T110" style:family="text">
      <style:text-properties style:use-window-font-color="true" loext:opacity="0%" officeooo:rsid="0179c2c6"/>
    </style:style>
    <style:style style:name="T111" style:family="text">
      <style:text-properties style:use-window-font-color="true" loext:opacity="0%" officeooo:rsid="017f432b"/>
    </style:style>
    <style:style style:name="T112" style:family="text">
      <style:text-properties style:use-window-font-color="true" loext:opacity="0%" officeooo:rsid="01813b9f"/>
    </style:style>
    <style:style style:name="T113" style:family="text">
      <style:text-properties style:use-window-font-color="true" loext:opacity="0%" officeooo:rsid="0185d288"/>
    </style:style>
    <style:style style:name="T114" style:family="text">
      <style:text-properties style:use-window-font-color="true" loext:opacity="0%" officeooo:rsid="0185f145"/>
    </style:style>
    <style:style style:name="T115" style:family="text">
      <style:text-properties style:use-window-font-color="true" loext:opacity="0%" officeooo:rsid="018a856f"/>
    </style:style>
    <style:style style:name="T116" style:family="text">
      <style:text-properties style:use-window-font-color="true" loext:opacity="0%" officeooo:rsid="0194872b"/>
    </style:style>
    <style:style style:name="T117" style:family="text">
      <style:text-properties style:use-window-font-color="true" loext:opacity="0%" officeooo:rsid="01950dfc"/>
    </style:style>
    <style:style style:name="T118" style:family="text">
      <style:text-properties style:use-window-font-color="true" loext:opacity="0%" officeooo:rsid="01bd003a"/>
    </style:style>
    <style:style style:name="T119" style:family="text">
      <style:text-properties style:use-window-font-color="true" loext:opacity="0%" officeooo:rsid="01c063d2"/>
    </style:style>
    <style:style style:name="T120" style:family="text">
      <style:text-properties style:use-window-font-color="true" loext:opacity="0%" officeooo:rsid="01c28630"/>
    </style:style>
    <style:style style:name="T121" style:family="text">
      <style:text-properties style:use-window-font-color="true" loext:opacity="0%" officeooo:rsid="01c40c03"/>
    </style:style>
    <style:style style:name="T122" style:family="text">
      <style:text-properties style:use-window-font-color="true" loext:opacity="0%" officeooo:rsid="01c6612a"/>
    </style:style>
    <style:style style:name="T123" style:family="text">
      <style:text-properties style:use-window-font-color="true" loext:opacity="0%" officeooo:rsid="01e44833"/>
    </style:style>
    <style:style style:name="T124" style:family="text">
      <style:text-properties style:use-window-font-color="true" loext:opacity="0%" officeooo:rsid="01e6725a"/>
    </style:style>
    <style:style style:name="T125" style:family="text">
      <style:text-properties style:use-window-font-color="true" loext:opacity="0%" officeooo:rsid="01e35154"/>
    </style:style>
    <style:style style:name="T126" style:family="text">
      <style:text-properties style:use-window-font-color="true" loext:opacity="0%" officeooo:rsid="01eafb1e"/>
    </style:style>
    <style:style style:name="T127" style:family="text">
      <style:text-properties style:use-window-font-color="true" loext:opacity="0%" officeooo:rsid="01f72921"/>
    </style:style>
    <style:style style:name="T128" style:family="text">
      <style:text-properties style:use-window-font-color="true" loext:opacity="0%" officeooo:rsid="01f8a707"/>
    </style:style>
    <style:style style:name="T129" style:family="text">
      <style:text-properties style:use-window-font-color="true" loext:opacity="0%" officeooo:rsid="02253da1"/>
    </style:style>
    <style:style style:name="T130" style:family="text">
      <style:text-properties style:use-window-font-color="true" loext:opacity="0%" officeooo:rsid="0227479a"/>
    </style:style>
    <style:style style:name="T131" style:family="text">
      <style:text-properties style:use-window-font-color="true" loext:opacity="0%" officeooo:rsid="0227bfb0"/>
    </style:style>
    <style:style style:name="T132" style:family="text">
      <style:text-properties style:use-window-font-color="true" loext:opacity="0%" officeooo:rsid="02296f1c"/>
    </style:style>
    <style:style style:name="T133" style:family="text">
      <style:text-properties style:use-window-font-color="true" loext:opacity="0%" officeooo:rsid="0232a351"/>
    </style:style>
    <style:style style:name="T134" style:family="text">
      <style:text-properties style:use-window-font-color="true" loext:opacity="0%" officeooo:rsid="023454d7"/>
    </style:style>
    <style:style style:name="T135" style:family="text">
      <style:text-properties style:use-window-font-color="true" loext:opacity="0%" officeooo:rsid="023a4fa9"/>
    </style:style>
    <style:style style:name="T136" style:family="text">
      <style:text-properties style:use-window-font-color="true" loext:opacity="0%" officeooo:rsid="024b22f4"/>
    </style:style>
    <style:style style:name="T137" style:family="text">
      <style:text-properties officeooo:rsid="003a4cee"/>
    </style:style>
    <style:style style:name="T138" style:family="text">
      <style:text-properties fo:font-style="italic" fo:font-weight="bold" style:font-style-asian="italic" style:font-weight-asian="bold" style:font-style-complex="italic" style:font-weight-complex="bold"/>
    </style:style>
    <style:style style:name="T139" style:family="text">
      <style:text-properties fo:font-style="italic" fo:font-weight="bold" officeooo:rsid="01057373" style:font-style-asian="italic" style:font-weight-asian="bold" style:font-style-complex="italic" style:font-weight-complex="bold"/>
    </style:style>
    <style:style style:name="T140" style:family="text">
      <style:text-properties fo:font-style="italic" fo:font-weight="bold" officeooo:rsid="012cd7c1" style:font-style-asian="italic" style:font-weight-asian="bold" style:font-style-complex="italic" style:font-weight-complex="bold"/>
    </style:style>
    <style:style style:name="T141" style:family="text">
      <style:text-properties fo:font-style="italic" fo:font-weight="bold" officeooo:rsid="012d6c7e" style:font-style-asian="italic" style:font-weight-asian="bold" style:font-style-complex="italic" style:font-weight-complex="bold"/>
    </style:style>
    <style:style style:name="T142" style:family="text">
      <style:text-properties fo:font-style="italic" fo:font-weight="bold" officeooo:rsid="00589969" style:font-style-asian="italic" style:font-weight-asian="bold" style:font-style-complex="italic" style:font-weight-complex="bold"/>
    </style:style>
    <style:style style:name="T143" style:family="text">
      <style:text-properties fo:font-style="italic" fo:font-weight="bold" officeooo:rsid="021e5630" style:font-style-asian="italic" style:font-weight-asian="bold" style:font-style-complex="italic" style:font-weight-complex="bold"/>
    </style:style>
    <style:style style:name="T144" style:family="text">
      <style:text-properties fo:font-style="italic" fo:font-weight="bold" officeooo:rsid="024936a7" style:font-style-asian="italic" style:font-weight-asian="bold" style:font-style-complex="italic" style:font-weight-complex="bold"/>
    </style:style>
    <style:style style:name="T145" style:family="text">
      <style:text-properties officeooo:rsid="0063ac0f"/>
    </style:style>
    <style:style style:name="T146" style:family="text">
      <style:text-properties officeooo:rsid="0078fc96"/>
    </style:style>
    <style:style style:name="T147" style:family="text">
      <style:text-properties officeooo:rsid="005acd01"/>
    </style:style>
    <style:style style:name="T148" style:family="text">
      <style:text-properties officeooo:rsid="00dd2eb1"/>
    </style:style>
    <style:style style:name="T149"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50" style:family="text">
      <style:text-properties officeooo:rsid="00e26a77"/>
    </style:style>
    <style:style style:name="T151" style:family="text">
      <style:text-properties style:font-name="Liberation Serif" fo:font-style="italic" officeooo:rsid="017649f5" style:font-style-asian="italic" style:font-style-complex="italic"/>
    </style:style>
    <style:style style:name="T152" style:family="text">
      <style:text-properties style:font-name="Liberation Serif" fo:font-style="italic" officeooo:rsid="007ab4b2" style:font-style-asian="italic" style:font-style-complex="italic"/>
    </style:style>
    <style:style style:name="T153" style:family="text">
      <style:text-properties style:font-name="Liberation Serif" fo:font-style="italic" officeooo:rsid="00e45f8b" style:font-style-asian="italic" style:font-style-complex="italic"/>
    </style:style>
    <style:style style:name="T154" style:family="text">
      <style:text-properties style:font-name="Liberation Serif" fo:font-style="italic" officeooo:rsid="02641b27" style:font-style-asian="italic" style:font-style-complex="italic"/>
    </style:style>
    <style:style style:name="T155" style:family="text">
      <style:text-properties officeooo:rsid="02bf5568"/>
    </style:style>
    <style:style style:name="T156" style:family="text">
      <style:text-properties officeooo:rsid="0103dd3a"/>
    </style:style>
    <style:style style:name="T157" style:family="text">
      <style:text-properties officeooo:rsid="01054d59"/>
    </style:style>
    <style:style style:name="T158" style:family="text">
      <style:text-properties officeooo:rsid="01057373"/>
    </style:style>
    <style:style style:name="T159" style:family="text">
      <style:text-properties officeooo:rsid="012560fb"/>
    </style:style>
    <style:style style:name="T160" style:family="text">
      <style:text-properties officeooo:rsid="01281d78"/>
    </style:style>
    <style:style style:name="T161" style:family="text">
      <style:text-properties officeooo:rsid="012b6d03"/>
    </style:style>
    <style:style style:name="T162" style:family="text">
      <style:text-properties officeooo:rsid="012bf317"/>
    </style:style>
    <style:style style:name="T163" style:family="text">
      <style:text-properties officeooo:rsid="012c2298"/>
    </style:style>
    <style:style style:name="T164" style:family="text">
      <style:text-properties officeooo:rsid="012cd7c1"/>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15d0acb" style:font-style-asian="normal" style:font-weight-asian="normal" style:font-style-complex="normal" style:font-weight-complex="normal"/>
    </style:style>
    <style:style style:name="T167" style:family="text">
      <style:text-properties fo:font-style="normal" fo:font-weight="normal" officeooo:rsid="016c3427" style:font-style-asian="normal" style:font-weight-asian="normal" style:font-style-complex="normal" style:font-weight-complex="normal"/>
    </style:style>
    <style:style style:name="T168" style:family="text">
      <style:text-properties fo:font-style="normal" officeooo:rsid="024936a7" style:font-style-asian="normal" style:font-style-complex="normal"/>
    </style:style>
    <style:style style:name="T169" style:family="text">
      <style:text-properties officeooo:rsid="014660e9"/>
    </style:style>
    <style:style style:name="T170" style:family="text">
      <style:text-properties officeooo:rsid="014aaaf4"/>
    </style:style>
    <style:style style:name="T171" style:family="text">
      <style:text-properties officeooo:rsid="014eb8d1"/>
    </style:style>
    <style:style style:name="T172" style:family="text">
      <style:text-properties officeooo:rsid="0152138e"/>
    </style:style>
    <style:style style:name="T173" style:family="text">
      <style:text-properties officeooo:rsid="015504be"/>
    </style:style>
    <style:style style:name="T174" style:family="text">
      <style:text-properties officeooo:rsid="01569ecc"/>
    </style:style>
    <style:style style:name="T175" style:family="text">
      <style:text-properties officeooo:rsid="015badb7"/>
    </style:style>
    <style:style style:name="T176" style:family="text">
      <style:text-properties officeooo:rsid="015bc792"/>
    </style:style>
    <style:style style:name="T177" style:family="text">
      <style:text-properties officeooo:rsid="015eca82"/>
    </style:style>
    <style:style style:name="T178" style:family="text">
      <style:text-properties officeooo:rsid="00a21acd"/>
    </style:style>
    <style:style style:name="T179" style:family="text">
      <style:text-properties officeooo:rsid="0166485a"/>
    </style:style>
    <style:style style:name="T180" style:family="text">
      <style:text-properties officeooo:rsid="016da75b"/>
    </style:style>
    <style:style style:name="T181" style:family="text">
      <style:text-properties officeooo:rsid="01734881"/>
    </style:style>
    <style:style style:name="T182" style:family="text">
      <style:text-properties officeooo:rsid="0179c2c6"/>
    </style:style>
    <style:style style:name="T183" style:family="text">
      <style:text-properties officeooo:rsid="017bb6fb"/>
    </style:style>
    <style:style style:name="T184" style:family="text">
      <style:text-properties officeooo:rsid="0183a90b"/>
    </style:style>
    <style:style style:name="T185" style:family="text">
      <style:text-properties officeooo:rsid="018429c9"/>
    </style:style>
    <style:style style:name="T186" style:family="text">
      <style:text-properties officeooo:rsid="0185d288"/>
    </style:style>
    <style:style style:name="T187" style:family="text">
      <style:text-properties officeooo:rsid="00589969"/>
    </style:style>
    <style:style style:name="T188" style:family="text">
      <style:text-properties officeooo:rsid="01a645f8"/>
    </style:style>
    <style:style style:name="T189" style:family="text">
      <style:text-properties officeooo:rsid="01b31411"/>
    </style:style>
    <style:style style:name="T190" style:family="text">
      <style:text-properties officeooo:rsid="01b325a6"/>
    </style:style>
    <style:style style:name="T191" style:family="text">
      <style:text-properties officeooo:rsid="01b7c89d"/>
    </style:style>
    <style:style style:name="T192" style:family="text">
      <style:text-properties officeooo:rsid="01b9b52c"/>
    </style:style>
    <style:style style:name="T193" style:family="text">
      <style:text-properties officeooo:rsid="01c063d2"/>
    </style:style>
    <style:style style:name="T194" style:family="text">
      <style:text-properties officeooo:rsid="01c11903"/>
    </style:style>
    <style:style style:name="T195" style:family="text">
      <style:text-properties officeooo:rsid="01cafd1d"/>
    </style:style>
    <style:style style:name="T196" style:family="text">
      <style:text-properties officeooo:rsid="01cf2c4a"/>
    </style:style>
    <style:style style:name="T197" style:family="text">
      <style:text-properties officeooo:rsid="02071bf2"/>
    </style:style>
    <style:style style:name="T198" style:family="text">
      <style:text-properties officeooo:rsid="020c98b2"/>
    </style:style>
    <style:style style:name="T199" style:family="text">
      <style:text-properties officeooo:rsid="020e53bc"/>
    </style:style>
    <style:style style:name="T200" style:family="text">
      <style:text-properties officeooo:rsid="020ffd35"/>
    </style:style>
    <style:style style:name="T201" style:family="text">
      <style:text-properties officeooo:rsid="0210bee7"/>
    </style:style>
    <style:style style:name="T202" style:family="text">
      <style:text-properties officeooo:rsid="0210d62e"/>
    </style:style>
    <style:style style:name="T203" style:family="text">
      <style:text-properties officeooo:rsid="021d3192"/>
    </style:style>
    <style:style style:name="T204" style:family="text">
      <style:text-properties officeooo:rsid="02254db6"/>
    </style:style>
    <style:style style:name="T205" style:family="text">
      <style:text-properties officeooo:rsid="02278e91"/>
    </style:style>
    <style:style style:name="T206" style:family="text">
      <style:text-properties officeooo:rsid="022837f0"/>
    </style:style>
    <style:style style:name="T207" style:family="text">
      <style:text-properties officeooo:rsid="022c1abb"/>
    </style:style>
    <style:style style:name="T208" style:family="text">
      <style:text-properties officeooo:rsid="022e6758"/>
    </style:style>
    <style:style style:name="T209" style:family="text">
      <style:text-properties officeooo:rsid="022fe61f"/>
    </style:style>
    <style:style style:name="T210" style:family="text">
      <style:text-properties officeooo:rsid="0233c86a"/>
    </style:style>
    <style:style style:name="T211" style:family="text">
      <style:text-properties officeooo:rsid="0233d851"/>
    </style:style>
    <style:style style:name="T212" style:family="text">
      <style:text-properties officeooo:rsid="02377e27"/>
    </style:style>
    <style:style style:name="T213" style:family="text">
      <style:text-properties officeooo:rsid="0237d0f1"/>
    </style:style>
    <style:style style:name="T214" style:family="text">
      <style:text-properties officeooo:rsid="0240d2bb"/>
    </style:style>
    <style:style style:name="T215" style:family="text">
      <style:text-properties officeooo:rsid="0246b4c0"/>
    </style:style>
    <style:style style:name="T216" style:family="text">
      <style:text-properties officeooo:rsid="024936a7"/>
    </style:style>
    <style:style style:name="T217" style:family="text">
      <style:text-properties officeooo:rsid="025c551c"/>
    </style:style>
    <style:style style:name="T218" style:family="text">
      <style:text-properties officeooo:rsid="025f31b9"/>
    </style:style>
    <style:style style:name="T219" style:family="text">
      <style:text-properties officeooo:rsid="026675dc"/>
    </style:style>
    <style:style style:name="T220" style:family="text">
      <style:text-properties officeooo:rsid="0269054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2"><text:span text:style-name="T18">00</text:span><text:span text:style-name="T20">2</text:span><text:span text:style-name="T18">: </text:span><text:span text:style-name="T23">Fight on the Beaches</text:span></text:p>
      <text:p text:style-name="P1"><text:span text:style-name="T150">Two plug-and-play encounters</text:span><text:span text:style-name="T155"> </text:span><text:span text:style-name="T150">for 1st-Echelon Draw Steel </text:span></text:p>
      <text:p text:style-name="P1">by <text:span text:style-name="T150">Look Out Behind You Studios</text:span></text:p>
      <text:h text:style-name="P102" text:outline-level="1"><text:span text:style-name="T151">“</text:span><text:span text:style-name="T153">00</text:span><text:span text:style-name="T154">2: Fight on the Beaches</text:span><text:span text:style-name="T151">”</text:span><text:span text:style-name="T152"> is an independent product published under the DRAW STEEL Creator License and is not affiliated with MCDM Productions, LLC. DRAW STEEL © 2024 MCDM Productions, LLC. </text:span></text:h>
      <text:h text:style-name="P79" text:outline-level="1"><text:span text:style-name="T148">00</text:span><text:span text:style-name="T215">2</text:span><text:span text:style-name="T148">A: </text:span><text:span text:style-name="T220">Wash Out</text:span><text:span text:style-name="T219"> the Coastal Ruins</text:span></text:h>
      <text:h text:style-name="P81" text:outline-level="3" text:is-list-header="true">Goal<text:span text:style-name="T137">s</text:span></text:h>
      <text:p text:style-name="P65"><text:span text:style-name="T75">Enemy forces have made camp in the </text:span><text:span text:style-name="T96">coastal ruins of an ancient civilization</text:span>. Earn <text:span text:style-name="T1">1</text:span><text:span text:style-name="T10"> </text:span><text:span text:style-name="T1">victory point </text:span><text:span text:style-name="T78">for k</text:span><text:span text:style-name="T76">ill</text:span><text:span text:style-name="T78">ing</text:span><text:span text:style-name="T76"> </text:span><text:span text:style-name="T77">all </text:span><text:span text:style-name="T76">the enemies.</text:span></text:p>
      <table:table table:name="Table1" table:style-name="Table1">
        <table:table-column table:style-name="Table1.A"/>
        <table:table-row table:style-name="TableLine1343776840960">
          <table:table-cell table:style-name="Table1.A1" office:value-type="string">
            <text:h text:style-name="P85" text:outline-level="4">Movement</text:h>
            <text:list xml:id="list2687521836" text:style-name="L1">
              <text:list-item>
                <text:p text:style-name="P106"><text:span text:style-name="T1">Squares </text:span><text:span text:style-name="T8">with a tree</text:span><text:span text:style-name="T1"> grant cover </text:span><text:span text:style-name="T9">(whether on the ground or in the tree).</text:span></text:p>
              </text:list-item>
              <text:list-item>
                <text:p text:style-name="P107"><text:span text:style-name="T1">Squares with any amount of tall grass count as </text:span><text:span text:style-name="T7">difficult terrain and grant </text:span><text:span text:style-name="T1">concealment.</text:span></text:p>
              </text:list-item>
            </text:list>
          </table:table-cell>
        </table:table-row>
        <table:table-row table:style-name="TableLine1343776836880">
          <table:table-cell table:style-name="Table1.A2" office:value-type="string">
            <text:h text:style-name="P86" text:outline-level="4">Height</text:h>
            <text:list xml:id="list152214627524889" text:continue-numbering="true" text:style-name="L1">
              <text:list-item>
                <text:p text:style-name="P105"><text:span text:style-name="T11">Trees are </text:span><text:span text:style-name="T3">2 squares</text:span><text:span text:style-name="T11"> high for the purposes of climbing and jumping from.</text:span></text:p>
              </text:list-item>
            </text:list>
          </table:table-cell>
        </table:table-row>
      </table:table>
      <text:p text:style-name="P72"/>
      <text:h text:style-name="P83" text:outline-level="3"><text:span text:style-name="T147">E</text:span>ncounter</text:h>
      <text:p text:style-name="Text_20_body"><text:span text:style-name="T25">T</text:span><text:span text:style-name="T24">he </text:span><text:span text:style-name="T50">heroes</text:span><text:span text:style-name="T26"> </text:span><text:span text:style-name="T27">begin in the box marked “START</text:span><text:span text:style-name="T49">.” </text:span></text:p>
      <text:h text:style-name="P89" text:outline-level="4"/>
      <text:h text:style-name="P90" text:outline-level="4">Encounter <text:span text:style-name="T12">Details</text:span></text:h>
      <text:p text:style-name="P67"><text:span text:style-name="T156">Assuming zero victories, t</text:span>his encounter <text:span text:style-name="T74">begins a</text:span><text:span text:style-name="T83">t</text:span> <text:span text:style-name="T74">Standard</text:span> <text:span text:style-name="T97">difficulty</text:span>.</text:p>
      <text:p text:style-name="Horizontal_20_Line"/>
      <text:h text:style-name="P92" text:outline-level="5"><text:span text:style-name="T149">1st-Level</text:span> Party: <text:span text:style-name="T171">Goblins</text:span></text:h>
      <table:table table:name="Table2" table:style-name="Table2">
        <table:table-column table:style-name="Table2.A"/>
        <table:table-column table:style-name="Table2.B"/>
        <table:table-column table:style-name="Table2.C"/>
        <table:table-row table:style-name="TableLine1343776843680">
          <table:table-cell table:style-name="Table2.A1" office:value-type="string">
            <text:p text:style-name="P10">Party Size</text:p>
          </table:table-cell>
          <table:table-cell table:style-name="Table2.A1" office:value-type="string">
            <text:p text:style-name="P18">Loc<text:span text:style-name="T146">ation</text:span><text:span text:style-name="T161">s</text:span></text:p>
          </table:table-cell>
          <table:table-cell table:style-name="Table2.C1" office:value-type="string">
            <text:p text:style-name="P14">Enem<text:span text:style-name="T145">y Forces</text:span></text:p>
          </table:table-cell>
        </table:table-row>
        <table:table-row table:style-name="TableLine1343776843952">
          <table:table-cell table:style-name="Table2.A2" office:value-type="string">
            <text:p text:style-name="P10">2</text:p>
          </table:table-cell>
          <table:table-cell table:style-name="Table2.A2" office:value-type="string">
            <text:p text:style-name="P48">Wall<text:span text:style-name="T164">s</text:span></text:p>
            <text:p text:style-name="P48">Courtyard</text:p>
            <text:p text:style-name="P48">Backup</text:p>
            <text:p text:style-name="P48">Drum</text:p>
          </table:table-cell>
          <table:table-cell table:style-name="Table2.C2" office:value-type="string">
            <text:p text:style-name="P24"><text:span text:style-name="T139">Squad A:</text:span><text:span text:style-name="T158"> </text:span>4 Snipers <text:span text:style-name="T173">(m)</text:span>, 1 Stinker (capn)</text:p>
            <text:p text:style-name="P30"><text:span text:style-name="T139">Squad B:</text:span><text:span text:style-name="T158"> </text:span>4 <text:span text:style-name="T115">Runners</text:span> <text:span text:style-name="T173">(m)</text:span>, <text:span text:style-name="T162">1</text:span> Warg + <text:span text:style-name="T175">A</text:span>ssassin (capn, rider)</text:p>
            <text:p text:style-name="P32"><text:span text:style-name="T138">Squad C:</text:span> <text:span text:style-name="T170">3</text:span><text:span text:style-name="T159"> </text:span><text:span text:style-name="T101">Warriors</text:span></text:p>
            <text:p text:style-name="P39"><text:span text:style-name="T138">Squad D:</text:span> <text:span text:style-name="T179">6</text:span><text:span text:style-name="T160"> Runners </text:span><text:span text:style-name="T173">(m)</text:span></text:p>
          </table:table-cell>
        </table:table-row>
        <table:table-row table:style-name="TableLine1343776849120">
          <table:table-cell table:style-name="Table2.A2" office:value-type="string">
            <text:p text:style-name="P10">4</text:p>
          </table:table-cell>
          <table:table-cell table:style-name="Table2.A2" office:value-type="string">
            <text:p text:style-name="P48">Wall<text:span text:style-name="T164">s</text:span></text:p>
            <text:p text:style-name="P48"/>
            <text:p text:style-name="P48">Courtyard</text:p>
            <text:p text:style-name="P48"/>
            <text:p text:style-name="P48">Backup</text:p>
            <text:p text:style-name="P48">Drum</text:p>
          </table:table-cell>
          <table:table-cell table:style-name="Table2.C2" office:value-type="string">
            <text:p text:style-name="P25"><text:span text:style-name="T139">Squad A:</text:span><text:span text:style-name="T158"> </text:span>4 Snipers <text:span text:style-name="T174">(m)</text:span>, 1 Stinker (capn)</text:p>
            <text:p text:style-name="P25"><text:span text:style-name="T140">Squad</text:span><text:span text:style-name="T141">less</text:span><text:span text:style-name="T140">:</text:span><text:span text:style-name="T164"> 2 </text:span><text:span text:style-name="T105">Assassins</text:span></text:p>
            <text:p text:style-name="P27"><text:span text:style-name="T139">Squad B: </text:span>4 <text:span text:style-name="T115">Runners</text:span> <text:span text:style-name="T174">(m)</text:span>, <text:span text:style-name="T163">1</text:span> Warg + Assassin (capn, rider)</text:p>
            <text:p text:style-name="P50"><text:span text:style-name="T140">Squad</text:span><text:span text:style-name="T138">less: </text:span><text:span text:style-name="T163">1</text:span><text:span text:style-name="T157"> Warg + </text:span><text:span text:style-name="T105">Stinker</text:span><text:span text:style-name="T157"> (rider)</text:span></text:p>
            <text:p text:style-name="P34"><text:span text:style-name="T138">Squad C:</text:span> <text:span text:style-name="T170">3</text:span><text:span text:style-name="T159"> </text:span><text:span text:style-name="T101">Warriors</text:span></text:p>
            <text:p text:style-name="P40"><text:span text:style-name="T4">Squad D:</text:span><text:span text:style-name="T28"> </text:span><text:span text:style-name="T104">6</text:span><text:span text:style-name="T99"> Runners </text:span><text:span text:style-name="T100">(m)</text:span></text:p>
          </table:table-cell>
        </table:table-row>
      </table:table>
      <text:p text:style-name="P66"><text:span text:style-name="T29">* </text:span><text:span text:style-name="T30">for unlisted party sizes, add </text:span><text:span text:style-name="T32">1</text:span><text:span text:style-name="T30"> Warg + </text:span><text:span text:style-name="T37">Stinker</text:span><text:span text:style-name="T30"> </text:span><text:span text:style-name="T31">(rider)</text:span><text:span text:style-name="T30"> </text:span><text:span text:style-name="T33">(Courtyard – Squadless) </text:span><text:span text:style-name="T30">per extra member </text:span><text:span text:style-name="T31">over a listed party size. </text:span></text:p>
      <text:h text:style-name="Heading_20_5" text:outline-level="5"><text:span text:style-name="T172">Goblin </text:span><text:span text:style-name="T16">Suggested</text:span> Tactics</text:h>
      <text:p text:style-name="P70"><text:span text:style-name="T178">The wargs and rider</text:span><text:span text:style-name="T79">s</text:span></text:p>
      <text:h text:style-name="P96" text:outline-level="5"><text:span text:style-name="T13">2nd-Level</text:span> Party: <text:span text:style-name="T15">Gnolls</text:span></text:h>
      <table:table table:name="Table3" table:style-name="Table3">
        <table:table-column table:style-name="Table3.A"/>
        <table:table-column table:style-name="Table3.B"/>
        <table:table-column table:style-name="Table3.C"/>
        <table:table-row table:style-name="TableLine1343776838240">
          <table:table-cell table:style-name="Table3.A1" office:value-type="string">
            <text:p text:style-name="P11">Party Size</text:p>
          </table:table-cell>
          <table:table-cell table:style-name="Table3.A1" office:value-type="string">
            <text:p text:style-name="P19">Loc<text:span text:style-name="T146">ation</text:span></text:p>
          </table:table-cell>
          <table:table-cell table:style-name="Table3.C1" office:value-type="string">
            <text:p text:style-name="P15">Enem<text:span text:style-name="T145">y Forces</text:span></text:p>
          </table:table-cell>
        </table:table-row>
        <table:table-row table:style-name="TableLine1343776834432">
          <table:table-cell table:style-name="Table3.A2" office:value-type="string">
            <text:p text:style-name="P11">2</text:p>
          </table:table-cell>
          <table:table-cell table:style-name="Table3.A2" office:value-type="string">
            <text:p text:style-name="P48">Wall<text:span text:style-name="T164">s</text:span></text:p>
            <text:p text:style-name="P48">Courtyard</text:p>
            <text:p text:style-name="P48"/>
            <text:p text:style-name="P48">Backup</text:p>
            <text:p text:style-name="P48">Drum</text:p>
          </table:table-cell>
          <table:table-cell table:style-name="Table3.C2" office:value-type="string">
            <text:p text:style-name="P24"><text:span text:style-name="T139">Squad A:</text:span><text:span text:style-name="T158"> </text:span><text:span text:style-name="T175">4 Chainflails (m), 1 Cackler (capn)</text:span></text:p>
            <text:p text:style-name="P24"><text:span text:style-name="T139">Squad B:</text:span><text:span text:style-name="T158"> </text:span><text:span text:style-name="T175">4 Chainflails (m), 1 Abyssal Summoner </text:span><text:span text:style-name="T176">(capn)</text:span></text:p>
            <text:p text:style-name="P51"><text:span text:style-name="T138">Squadless:</text:span> 1 Tusker Demon</text:p>
            <text:p text:style-name="P32"><text:span text:style-name="T138">Squad C:</text:span> <text:span text:style-name="T176">3 </text:span><text:span text:style-name="T109">Marauders</text:span></text:p>
            <text:p text:style-name="P43"><text:span text:style-name="T138">Squad D:</text:span> <text:span text:style-name="T181">6</text:span><text:span text:style-name="T176"> </text:span><text:span text:style-name="T107">Abyssal Hyenas</text:span><text:span text:style-name="T176"> </text:span><text:span text:style-name="T177">(m)</text:span></text:p>
          </table:table-cell>
        </table:table-row>
        <table:table-row table:style-name="TableLine1343776838784">
          <table:table-cell table:style-name="Table3.A2" office:value-type="string">
            <text:p text:style-name="P11">4</text:p>
          </table:table-cell>
          <table:table-cell table:style-name="Table3.A2" office:value-type="string">
            <text:p text:style-name="P48">Wall<text:span text:style-name="T164">s</text:span></text:p>
            <text:p text:style-name="P48"/>
            <text:p text:style-name="P48">Courtyard</text:p>
            <text:p text:style-name="P48"/>
            <text:p text:style-name="P48">Backup</text:p>
            <text:p text:style-name="P48">Drum</text:p>
          </table:table-cell>
          <table:table-cell table:style-name="Table3.C2" office:value-type="string">
            <text:p text:style-name="P28"><text:span text:style-name="T139">Squad A:</text:span><text:span text:style-name="T158"> </text:span><text:span text:style-name="T175">4 Chainflails (m), 1 Cackler (capn)</text:span></text:p>
            <text:p text:style-name="P64">Squadless:<text:span text:style-name="T165"> </text:span><text:span text:style-name="T167">3</text:span><text:span text:style-name="T166"> </text:span><text:span text:style-name="T98">Abyssal Summoners</text:span></text:p>
            <text:p text:style-name="P28"><text:span text:style-name="T139">Squad B:</text:span><text:span text:style-name="T158"> </text:span><text:span text:style-name="T175">4 Chainflails (m), 1 Abyssal Summoner </text:span><text:span text:style-name="T176">(capn)</text:span></text:p>
            <text:p text:style-name="P52"><text:span text:style-name="T138">Squadless:</text:span> <text:span text:style-name="T180">1</text:span> Tusker Demon <text:span text:style-name="T180">+ 1 </text:span><text:span text:style-name="T106">Cackler</text:span><text:span text:style-name="T180"> (rider)</text:span></text:p>
            <text:p text:style-name="P36"><text:span text:style-name="T138">Squad C:</text:span> <text:span text:style-name="T176">3 </text:span><text:span text:style-name="T109">Marauders</text:span></text:p>
            <text:p text:style-name="P41"><text:span text:style-name="T2">Squad D:</text:span><text:span text:style-name="T1"> </text:span><text:span text:style-name="T108">6</text:span><text:span text:style-name="T102"> </text:span><text:span text:style-name="T107">Abyssal Hyenas</text:span><text:span text:style-name="T28"> </text:span><text:span text:style-name="T103">(m)</text:span></text:p>
          </table:table-cell>
        </table:table-row>
      </table:table>
      <text:p text:style-name="P69"><text:span text:style-name="T29">* </text:span><text:span text:style-name="T30">for unlisted party sizes, add </text:span><text:span text:style-name="T34">2</text:span><text:span text:style-name="T30"> </text:span><text:span text:style-name="T35">Abyssal Archers</text:span><text:span text:style-name="T30"> </text:span><text:span text:style-name="T33">(</text:span><text:span text:style-name="T36">Walls</text:span><text:span text:style-name="T33"> – Squadless) </text:span><text:span text:style-name="T30">per extra member </text:span><text:span text:style-name="T31">over a listed party size. </text:span></text:p>
      <text:h text:style-name="P97" text:outline-level="5"><text:span text:style-name="T172">Gnoll </text:span><text:span text:style-name="T16">Suggested</text:span> Tactics</text:h>
      <text:p text:style-name="P56"><text:span text:style-name="T42">A </text:span><text:span text:style-name="T39">Chainflail can explode into a Bloodpool to boost the damage of other Chainflails or other ranged units on the battlements. </text:span><text:span text:style-name="T40">T</text:span><text:span text:style-name="T39">he Abyssal Hyenas summoned by the war drum (</text:span><text:span text:style-name="T41">5</text:span><text:span text:style-name="T39"> Malice) can turn into Gnoll Marauders </text:span><text:span text:style-name="T42">by stepping into the bloodpool </text:span><text:span text:style-name="T44">or via the Abyssal Summoner’s Cackletongue (used at no cost if within range of </text:span><text:span text:style-name="T47">another</text:span><text:span text:style-name="T44"> Cackletongue)</text:span><text:span text:style-name="T42">. </text:span><text:span text:style-name="T45">T</text:span><text:span text:style-name="T43">he gnolls </text:span><text:span text:style-name="T46">also </text:span><text:span text:style-name="T43">want to group up to make use of Death Frenzy.</text:span></text:p>
      <text:p text:style-name="Horizontal_20_Line"/>
      <text:h text:style-name="P98" text:outline-level="5"><text:span text:style-name="T14">3r</text:span><text:span text:style-name="T13">d-Level</text:span> Party: <text:span text:style-name="T14">Time Raiders</text:span></text:h>
      <table:table table:name="Table6" table:style-name="Table6">
        <table:table-column table:style-name="Table6.A"/>
        <table:table-column table:style-name="Table6.B"/>
        <table:table-column table:style-name="Table6.C"/>
        <table:table-row table:style-name="TableLine1343776839328">
          <table:table-cell table:style-name="Table6.A1" office:value-type="string">
            <text:p text:style-name="P13">Party Size</text:p>
          </table:table-cell>
          <table:table-cell table:style-name="Table6.A1" office:value-type="string">
            <text:p text:style-name="P21">Loc<text:span text:style-name="T146">ation</text:span></text:p>
          </table:table-cell>
          <table:table-cell table:style-name="Table6.C1" office:value-type="string">
            <text:p text:style-name="P17">Enem<text:span text:style-name="T145">y Forces</text:span></text:p>
          </table:table-cell>
        </table:table-row>
        <table:table-row table:style-name="TableLine1343776853472">
          <table:table-cell table:style-name="Table6.A2" office:value-type="string">
            <text:p text:style-name="P13">2</text:p>
          </table:table-cell>
          <table:table-cell table:style-name="Table6.A2" office:value-type="string">
            <text:p text:style-name="P49">Wall<text:span text:style-name="T164">s</text:span></text:p>
            <text:p text:style-name="P49">Courtyard</text:p>
            <text:p text:style-name="P49">Backup</text:p>
            <text:p text:style-name="P49">Drum</text:p>
          </table:table-cell>
          <table:table-cell table:style-name="Table6.C2" office:value-type="string">
            <text:p text:style-name="P29"><text:span text:style-name="T139">Squad A:</text:span><text:span text:style-name="T158"> </text:span><text:span text:style-name="T184">3</text:span><text:span text:style-name="T182"> Cannonfalls (m), 1 Helix (capn)</text:span></text:p>
            <text:p text:style-name="P29"><text:span text:style-name="T139">Squad B:</text:span><text:span text:style-name="T158"> </text:span><text:span text:style-name="T184">3</text:span><text:span text:style-name="T182"> Cannonfalls (m), 1 </text:span><text:span text:style-name="T110">Mind Punk</text:span><text:span text:style-name="T182"> (capn)</text:span></text:p>
            <text:p text:style-name="P35"><text:span text:style-name="T138">Squad C:</text:span> <text:span text:style-name="T185">2</text:span><text:span text:style-name="T182"> Hijacks</text:span></text:p>
            <text:p text:style-name="P42"><text:span text:style-name="T138">Squad D:</text:span> <text:span text:style-name="T114">8</text:span><text:span text:style-name="T182"> Archons </text:span><text:span text:style-name="T183">(m)</text:span></text:p>
          </table:table-cell>
        </table:table-row>
        <table:table-row table:style-name="TableLine1343776856192">
          <table:table-cell table:style-name="Table6.A2" office:value-type="string">
            <text:p text:style-name="P13">4</text:p>
          </table:table-cell>
          <table:table-cell table:style-name="Table6.A2" office:value-type="string">
            <text:p text:style-name="P49">Wall<text:span text:style-name="T164">s</text:span></text:p>
            <text:p text:style-name="P49"/>
            <text:p text:style-name="P49">Courtyard</text:p>
            <text:p text:style-name="P49"/>
            <text:p text:style-name="P49">Backup</text:p>
            <text:p text:style-name="P49">Drum</text:p>
          </table:table-cell>
          <table:table-cell table:style-name="Table6.C2" office:value-type="string">
            <text:p text:style-name="P29"><text:span text:style-name="T139">Squad A:</text:span><text:span text:style-name="T158"> </text:span><text:span text:style-name="T186">3</text:span><text:span text:style-name="T182"> Cannonfalls (m), 1 Helix (capn)</text:span></text:p>
            <text:p text:style-name="P54"><text:span text:style-name="T138">Squadless:</text:span> <text:span text:style-name="T186">1</text:span><text:span text:style-name="T111"> </text:span><text:span text:style-name="T112">Hijack</text:span></text:p>
            <text:p text:style-name="P29"><text:span text:style-name="T139">Squad B:</text:span><text:span text:style-name="T158"> </text:span><text:span text:style-name="T186">3</text:span><text:span text:style-name="T182"> Cannonfalls (m), 1 </text:span><text:span text:style-name="T110">Mind Punk</text:span><text:span text:style-name="T182"> (capn)</text:span></text:p>
            <text:p text:style-name="P53"><text:span text:style-name="T138">Squadless:</text:span> <text:span text:style-name="T186">1</text:span><text:span text:style-name="T182"> </text:span><text:span text:style-name="T110">Nemes</text:span><text:span text:style-name="T113">is</text:span></text:p>
            <text:p text:style-name="P35"><text:span text:style-name="T138">Squad C:</text:span> <text:span text:style-name="T186">2</text:span><text:span text:style-name="T182"> Hijacks</text:span></text:p>
            <text:p text:style-name="P42"><text:span text:style-name="T138">Squad D:</text:span> <text:span text:style-name="T114">8</text:span><text:span text:style-name="T182"> Archons </text:span><text:span text:style-name="T183">(m)</text:span></text:p>
          </table:table-cell>
        </table:table-row>
      </table:table>
      <text:p text:style-name="P23"><text:span text:style-name="T29">* </text:span><text:span text:style-name="T30">for unlisted party sizes, add </text:span><text:span text:style-name="T38">1 Nemesis</text:span><text:span text:style-name="T30"> </text:span><text:span text:style-name="T33">(</text:span><text:span text:style-name="T36">Walls</text:span><text:span text:style-name="T33"> – Squadless) </text:span><text:span text:style-name="T30">per extra member </text:span><text:span text:style-name="T31">over a listed party size. </text:span></text:p>
      <text:h text:style-name="P97" text:outline-level="5"><text:span text:style-name="T16">Time Raider Suggested</text:span> Tactics</text:h>
      <text:p text:style-name="P71">DO THIS</text:p>
      <text:h text:style-name="P80" text:outline-level="1"><text:span text:style-name="T148">00</text:span><text:span text:style-name="T217">2</text:span><text:span text:style-name="T169">B</text:span><text:span text:style-name="T148">: </text:span><text:span text:style-name="T216">S</text:span><text:span text:style-name="T218">ummon Goxomoc</text:span></text:h>
      <text:h text:style-name="P82" text:outline-level="3" text:is-list-header="true">Goal<text:span text:style-name="T137">s</text:span></text:h>
      <text:p text:style-name="P109"><text:span text:style-name="T93">Akulakhan the World Engine approaches the shore! </text:span><text:span text:style-name="T94">The ritual </text:span><text:span text:style-name="T95">to summon the Protector of Ix </text:span><text:span text:style-name="T94">is prepared, but demons flood from the Abyss to prevent its completion!</text:span> Earn <text:span text:style-name="T1">1</text:span><text:span text:style-name="T10"> </text:span><text:span text:style-name="T1">victory point each for:</text:span></text:p>
      <text:list xml:id="list4159638831" text:style-name="L4">
        <text:list-item>
          <text:p text:style-name="P110"><text:span text:style-name="T93">C</text:span>omplet<text:span text:style-name="T93">e</text:span> <text:span text:style-name="T1">the ritual </text:span><text:span text:style-name="T136">before Akulakhan reaches the shore (end of 5th round of combat).</text:span></text:p>
        </text:list-item>
        <text:list-item>
          <text:p text:style-name="P104"><text:span text:style-name="T216">D</text:span>efeating the <text:span text:style-name="T144">Demon Boss</text:span><text:span text:style-name="T168"> (in the center of all the sigils)</text:span><text:span text:style-name="T216">.</text:span></text:p>
        </text:list-item>
      </text:list>
      <table:table table:name="Table7" table:style-name="Table7">
        <table:table-column table:style-name="Table7.A"/>
        <table:table-row table:style-name="TableLine1343776861360">
          <table:table-cell table:style-name="Table7.A1" office:value-type="string">
            <text:h text:style-name="P88" text:outline-level="4">Movement</text:h>
            <text:list xml:id="list1236006480" text:style-name="L5">
              <text:list-item>
                <text:p text:style-name="P108"><text:span text:style-name="T1">While in water, use the “Underwater Combat” rules: fire immunity 5, lightning weakness 5, and </text:span><text:span text:style-name="T117">if your speed doesn’t have</text:span><text:span text:style-name="T80"> the</text:span><text:span text:style-name="T1"> Swim keyword, all </text:span><text:span text:style-name="T116">your </text:span><text:span text:style-name="T1">power rolls take a bane.</text:span></text:p>
              </text:list-item>
            </text:list>
          </table:table-cell>
        </table:table-row>
        <table:table-row table:style-name="TableLine1343776862176">
          <table:table-cell table:style-name="Table7.A2" office:value-type="string">
            <text:h text:style-name="P87" text:outline-level="4">Height</text:h>
            <text:list xml:id="list152215082007561" text:continue-numbering="true" text:style-name="L5">
              <text:list-item>
                <text:p text:style-name="P103"><text:span text:style-name="T203">Statues</text:span><text:span text:style-name="T187"> are</text:span><text:span text:style-name="T142"> </text:span><text:span text:style-name="T143">4</text:span><text:span text:style-name="T142"> squares</text:span><text:span text:style-name="T187"> high </text:span><text:span text:style-name="T203">(above water)</text:span><text:span text:style-name="T187"> for the purposes of climbing and jumping from.</text:span></text:p>
              </text:list-item>
            </text:list>
          </table:table-cell>
        </table:table-row>
      </table:table>
      <text:p text:style-name="P72"/>
      <text:h text:style-name="P84" text:outline-level="3"><text:span text:style-name="T147">E</text:span>ncounter</text:h>
      <text:p text:style-name="P111"><text:span text:style-name="T25">T</text:span><text:span text:style-name="T24">he </text:span><text:span text:style-name="T50">heroes</text:span><text:span text:style-name="T26"> </text:span><text:span text:style-name="T27">begin in the box marked “START</text:span><text:span text:style-name="T49">.” </text:span></text:p>
      <text:p text:style-name="P112"><text:span text:style-name="T60">There are a number of sigils equal to the number of heroes (</text:span><text:span text:style-name="T68">min </text:span><text:span text:style-name="T69">3</text:span><text:span text:style-name="T68">, </text:span><text:span text:style-name="T60">max 6).</text:span><text:span text:style-name="T54"> </text:span><text:span text:style-name="T72">Ordered sigil locations are noted on the reference map. </text:span><text:span text:style-name="T60">To complete the ritual</text:span><text:span text:style-name="T54"> </text:span><text:span text:style-name="T60">and summon Goxomoc, </text:span><text:span text:style-name="T64">one of the following must be true:</text:span></text:p>
      <text:list xml:id="list425827543" text:style-name="L10">
        <text:list-item>
          <text:p text:style-name="P113"><text:span text:style-name="T60">the priestess lives (civilian, 10 stamina) </text:span><text:span text:style-name="T63">and </text:span><text:span text:style-name="T60">at least </text:span><text:span text:style-name="T70">half the</text:span><text:span text:style-name="T60"> sigils </text:span><text:span text:style-name="T70">(min 2)</text:span><text:span text:style-name="T60"> are attuned simultaneously</text:span></text:p>
        </text:list-item>
        <text:list-item>
          <text:p text:style-name="P114"><text:span text:style-name="T60">all sigils </text:span><text:span text:style-name="T67">are</text:span><text:span text:style-name="T61"> </text:span><text:span text:style-name="T60">attuned </text:span><text:span text:style-name="T62">simultaneously</text:span></text:p>
        </text:list-item>
      </text:list>
      <text:p text:style-name="P115"><text:span text:style-name="T62">A </text:span><text:span text:style-name="T61">sigil is attuned while a hero is within 2 squares there are no enemies within </text:span><text:span text:style-name="T71">4</text:span><text:span text:style-name="T61"> squares of the sigil. </text:span><text:span text:style-name="T65">Sigils are bound to the magical leylines under Orden and </text:span><text:span text:style-name="T66">can be moved</text:span><text:span text:style-name="T65"> vertically with the terrain, but not horizontally.</text:span></text:p>
      <text:p text:style-name="P73"><text:span text:style-name="T48">When an oath is spoken aloud, the portal connects to a new location in Arcadia. Choose from the table. Each location </text:span><text:span text:style-name="T51">a</text:span><text:span text:style-name="T48">ffects the room </text:span><text:span text:style-name="T55">(except once the portal closes)</text:span><text:span text:style-name="T48">. </text:span><text:span text:style-name="T58">At the end of the round that the location changed, enemies enter through the portal according to the location.</text:span></text:p>
      <table:table table:name="Table8" table:style-name="Table8">
        <table:table-column table:style-name="Table8.A"/>
        <table:table-column table:style-name="Table8.B"/>
        <table:table-row table:style-name="TableLine1343776866256">
          <table:table-cell table:style-name="Table8.A1" office:value-type="string">
            <text:p text:style-name="P63">Location</text:p>
          </table:table-cell>
          <table:table-cell table:style-name="Table8.B1" office:value-type="string">
            <text:p text:style-name="P63">Effect</text:p>
          </table:table-cell>
        </table:table-row>
        <table:table-row table:style-name="TableLine1343776865984">
          <table:table-cell table:style-name="Table8.A2" office:value-type="string">
            <text:p text:style-name="P58">Jungle</text:p>
          </table:table-cell>
          <table:table-cell table:style-name="Table8.B2" office:value-type="string">
            <text:p text:style-name="P62"><text:span text:style-name="T121">T</text:span><text:span text:style-name="T120">horn</text:span><text:span text:style-name="T121">ed vines rapidly grow to cover all the stone walls and statues.</text:span></text:p>
            <text:p text:style-name="P62"><text:span text:style-name="T122">W</text:span><text:span text:style-name="T120">hen a creature is force moved into the thorns, they are bleeding (save ends).</text:span></text:p>
          </table:table-cell>
        </table:table-row>
        <table:table-row table:style-name="TableLine1343776861088">
          <table:table-cell table:style-name="Table8.A2" office:value-type="string">
            <text:p text:style-name="P57"><text:s/><text:span text:style-name="T188">Frozen Peak</text:span></text:p>
          </table:table-cell>
          <table:table-cell table:style-name="Table8.B2" office:value-type="string">
            <text:p text:style-name="P59">All the water <text:span text:style-name="T190">squares </text:span>become Frozen Pond hazar<text:span text:style-name="T189">ds. </text:span><text:span text:style-name="T191">Anyone in the water takes 5 cold damage and is restrained </text:span><text:span text:style-name="T192">until the square of pond they’re on is disabled.</text:span></text:p>
          </table:table-cell>
        </table:table-row>
        <table:table-row table:style-name="TableLine1343776866528">
          <table:table-cell table:style-name="Table8.A2" office:value-type="string">
            <text:p text:style-name="P58">Volcano</text:p>
          </table:table-cell>
          <table:table-cell table:style-name="Table8.B2" office:value-type="string">
            <text:p text:style-name="P61">All the squares of the portal <text:span text:style-name="T118">gain</text:span> Lava hazards with the Magma Flow upgrade.</text:p>
          </table:table-cell>
        </table:table-row>
        <table:table-row table:style-name="TableLine1343776853200">
          <table:table-cell table:style-name="Table8.A2" office:value-type="string">
            <text:p text:style-name="P6">Swamp</text:p>
          </table:table-cell>
          <table:table-cell table:style-name="Table8.B2" office:value-type="string">
            <text:p text:style-name="P60">All the water <text:span text:style-name="T190">squares </text:span>become <text:span text:style-name="T119">Corrosive Pool</text:span> hazar<text:span text:style-name="T189">ds. </text:span></text:p>
            <text:p text:style-name="P60"><text:span text:style-name="T193">At the end of </text:span><text:span text:style-name="T194">each </text:span><text:span text:style-name="T193">round, any consumed Corrosive Pool squares are replaced.</text:span></text:p>
          </table:table-cell>
        </table:table-row>
      </table:table>
      <text:p text:style-name="P72"/>
      <text:h text:style-name="P91" text:outline-level="4">Encounter <text:span text:style-name="T12">Details</text:span></text:h>
      <text:p text:style-name="P68"><text:span text:style-name="T156">Assuming </text:span><text:span text:style-name="T82">zero</text:span><text:span text:style-name="T156"> victories, t</text:span>his encounter <text:span text:style-name="T74">begins a</text:span><text:span text:style-name="T83">t</text:span> <text:span text:style-name="T74">Standard</text:span> <text:span text:style-name="T97">difficulty</text:span>. <text:span text:style-name="T214">A</text:span><text:span text:style-name="T59">t the end of </text:span><text:span text:style-name="T52">every other</text:span><text:span text:style-name="T59"> round </text:span><text:span text:style-name="T57">or </text:span><text:span text:style-name="T56">round</text:span><text:span text:style-name="T57">s</text:span><text:span text:style-name="T56"> during which</text:span><text:span text:style-name="T53"> the portal location changes</text:span><text:span text:style-name="T87">,</text:span><text:span text:style-name="T81"> approximately </text:span><text:span text:style-name="T92">2/3</text:span><text:span text:style-name="T81"> the </text:span><text:span text:style-name="T84">heroes’ encounter strength</text:span><text:span text:style-name="T81"> enters through the portal.</text:span></text:p>
      <text:h text:style-name="P93" text:outline-level="5"><text:span text:style-name="T149">1st-Level</text:span> Party</text:h>
      <table:table table:name="Table10" table:style-name="Table10">
        <table:table-column table:style-name="Table10.A"/>
        <table:table-column table:style-name="Table10.B"/>
        <table:table-column table:style-name="Table10.C"/>
        <table:table-row table:style-name="TableLine1343776866800">
          <table:table-cell table:style-name="Table10.A1" office:value-type="string">
            <text:p text:style-name="P12">Party Size</text:p>
          </table:table-cell>
          <table:table-cell table:style-name="Table10.A1" office:value-type="string">
            <text:p text:style-name="P9">Locations</text:p>
          </table:table-cell>
          <table:table-cell table:style-name="Table10.C1" office:value-type="string">
            <text:p text:style-name="P16">Enem<text:span text:style-name="T145">y Forces</text:span></text:p>
          </table:table-cell>
        </table:table-row>
        <table:table-row table:style-name="TableLine1343776851568">
          <table:table-cell table:style-name="Table10.A2" office:value-type="string">
            <text:p text:style-name="P8">#</text:p>
          </table:table-cell>
          <table:table-cell table:style-name="Table10.A2" office:value-type="string">
            <text:p text:style-name="P55">Coffins</text:p>
            <text:p text:style-name="P7">Portal</text:p>
          </table:table-cell>
          <table:table-cell table:style-name="Table10.C2" office:value-type="string">
            <text:p text:style-name="P26"><text:span text:style-name="T6">Knights</text:span><text:span text:style-name="T139">:</text:span><text:span text:style-name="T158"> </text:span><text:span text:style-name="T196">(# + 1)</text:span><text:span text:style-name="T195"> Specters</text:span></text:p>
            <text:p text:style-name="P26"><text:span text:style-name="T5">Jungle</text:span><text:span text:style-name="T139">:</text:span><text:span text:style-name="T158"> </text:span><text:span text:style-name="T198">(# - 1, min 1) Wode Elf Tree Chirugeon</text:span><text:span text:style-name="T202">s</text:span><text:span text:style-name="T198"> </text:span><text:span text:style-name="T199">(30 Stamina)</text:span></text:p>
            <text:p text:style-name="P33"><text:span text:style-name="T5">Frozen Peak</text:span><text:span text:style-name="T138">:</text:span> <text:span text:style-name="T197">(# + 1) High Elf Bloodletters</text:span></text:p>
            <text:p text:style-name="P45"><text:span text:style-name="T5">Volcano</text:span><text:span text:style-name="T138">:</text:span> <text:span text:style-name="T123">(# / 2, </text:span><text:span text:style-name="T124">min 1</text:span><text:span text:style-name="T123">)</text:span><text:span text:style-name="T125"> Basilisk </text:span><text:span text:style-name="T126">Tonguesnappers </text:span><text:span text:style-name="T127">(with fire immunity 4 </text:span><text:span text:style-name="T128">instead of acid and poison immunities</text:span><text:span text:style-name="T127">)</text:span></text:p>
            <text:p text:style-name="P44"><text:span text:style-name="T5">Swamp</text:span><text:span text:style-name="T138">:</text:span> <text:span text:style-name="T200">(# + 1) Kobol</text:span><text:span text:style-name="T201">d</text:span><text:span text:style-name="T200"> Venator</text:span><text:span text:style-name="T201">s</text:span></text:p>
          </table:table-cell>
        </table:table-row>
      </table:table>
      <text:h text:style-name="P99" text:outline-level="5"><text:span text:style-name="T17">Suggested</text:span> Tactics</text:h>
      <text:p text:style-name="P74"><text:span text:style-name="T73">When a creature from </text:span><text:span text:style-name="T85">the </text:span><text:span text:style-name="T73">portal gets low on </text:span><text:span text:style-name="T86">stamina</text:span><text:span text:style-name="T73">, a specter can use Decaying Touch on them with the </text:span><text:span text:style-name="T91">2-</text:span><text:span text:style-name="T73">Malice bonus. If it kills, the creature dies and becomes another specter.</text:span></text:p>
      <text:p text:style-name="P77"><text:span text:style-name="T73">Kobold Venators can light their net on fire for 3 Malice, which can potentially trigger the Corrosive Pool hazard to explode. </text:span><text:span text:style-name="T88">The Basilisk can pull targets closer to the Lava with its Prehensile tongue. </text:span><text:span text:style-name="T89">Even if a Basilisk (with fire immunity 4) gets burned, it won’t take much fire damage from the burn.</text:span></text:p>
      <text:p text:style-name="P78"><text:span text:style-name="T89">S</text:span><text:span text:style-name="T73">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span></text:p>
      <text:h text:style-name="P94" text:outline-level="5"/>
      <text:h text:style-name="P100" text:outline-level="5"><text:span text:style-name="T13">2nd-Level</text:span> Party</text:h>
      <table:table table:name="Table11" table:style-name="Table11">
        <table:table-column table:style-name="Table11.A"/>
        <table:table-column table:style-name="Table11.B"/>
        <table:table-column table:style-name="Table11.C"/>
        <table:table-row table:style-name="TableLine1343776853744">
          <table:table-cell table:style-name="Table11.A1" office:value-type="string">
            <text:p text:style-name="P12">Party Size</text:p>
          </table:table-cell>
          <table:table-cell table:style-name="Table11.A1" office:value-type="string">
            <text:p text:style-name="P20">Loc<text:span text:style-name="T146">ation</text:span></text:p>
          </table:table-cell>
          <table:table-cell table:style-name="Table11.C1" office:value-type="string">
            <text:p text:style-name="P16">Enem<text:span text:style-name="T145">y Forces</text:span></text:p>
          </table:table-cell>
        </table:table-row>
        <table:table-row table:style-name="TableLine1343776852112">
          <table:table-cell table:style-name="Table11.A2" office:value-type="string">
            <text:p text:style-name="P8">#</text:p>
          </table:table-cell>
          <table:table-cell table:style-name="Table11.A2" office:value-type="string">
            <text:p text:style-name="P55">Coffins</text:p>
            <text:p text:style-name="P7">Portal</text:p>
          </table:table-cell>
          <table:table-cell table:style-name="Table11.C2" office:value-type="string">
            <text:p text:style-name="P26"><text:span text:style-name="T6">Knights</text:span><text:span text:style-name="T139">:</text:span><text:span text:style-name="T158"> </text:span><text:span text:style-name="T196">(# * </text:span><text:span text:style-name="T204">2</text:span><text:span text:style-name="T196">)</text:span><text:span text:style-name="T195"> Specters</text:span></text:p>
            <text:p text:style-name="P31"><text:span text:style-name="T5">Jungle</text:span><text:span text:style-name="T139">:</text:span><text:span text:style-name="T158"> </text:span><text:span text:style-name="T123">(# / 2, </text:span><text:span text:style-name="T124">min 1</text:span><text:span text:style-name="T123">)</text:span><text:span text:style-name="T125"> </text:span><text:span text:style-name="T130">Bugbear Shadow Sneaks</text:span></text:p>
            <text:p text:style-name="P37"><text:span text:style-name="T5">Frozen Peak</text:span><text:span text:style-name="T138">:</text:span> <text:span text:style-name="T123">(# / 2, </text:span><text:span text:style-name="T124">min 1</text:span><text:span text:style-name="T123">)</text:span><text:span text:style-name="T125"> </text:span><text:span text:style-name="T129">Striped Condor Griffons</text:span></text:p>
            <text:p text:style-name="P46"><text:span text:style-name="T5">Volcano</text:span><text:span text:style-name="T138">:</text:span> <text:span text:style-name="T123">(# - </text:span><text:span text:style-name="T132">1, min 1</text:span><text:span text:style-name="T123">)</text:span><text:span text:style-name="T125"> Basilisk </text:span><text:span text:style-name="T126">Tonguesnappers </text:span><text:span text:style-name="T127">(with fire immunity 4 </text:span><text:span text:style-name="T128">instead of acid and poison immunities</text:span><text:span text:style-name="T127">)</text:span></text:p>
            <text:p text:style-name="P44"><text:span text:style-name="T5">Swamp</text:span><text:span text:style-name="T138">:</text:span> <text:span text:style-name="T205">(# + 1) High Elf Deathtouch (</text:span><text:span text:style-name="T206">with </text:span><text:span text:style-name="T205">5 Malice Heartpiercer, </text:span><text:span text:style-name="T131">damage is fire damage)</text:span></text:p>
          </table:table-cell>
        </table:table-row>
      </table:table>
      <text:h text:style-name="P101" text:outline-level="5"><text:span text:style-name="T17">Suggested</text:span> Tactics</text:h>
      <text:p text:style-name="P75"><text:span text:style-name="T73">When a creature from </text:span><text:span text:style-name="T85">the </text:span><text:span text:style-name="T73">portal gets low on </text:span><text:span text:style-name="T86">stamina</text:span><text:span text:style-name="T73">, a specter can use Decaying Touch on them with the </text:span><text:span text:style-name="T90">2-</text:span><text:span text:style-name="T73">Malice bonus. If it kills, the creature dies and becomes another specter.</text:span></text:p>
      <text:p text:style-name="P3">High Elf Deathtouch<text:span text:style-name="T208">es</text:span> can use their Malice to explode the Corrosive Pool. The Basilisk can pull targets closer to the Lava with its Prehensile tongue. <text:span text:style-name="T207">Even if a Basilisk (with fire immunity 4) gets burned, it won’t take much fire damage from the burn.</text:span></text:p>
      <text:p text:style-name="P4"><text:span text:style-name="T207">S</text:span>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p>
      <text:p text:style-name="Horizontal_20_Line"/>
      <text:h text:style-name="P95" text:outline-level="5">3rd-Level Party</text:h>
      <table:table table:name="Table12" table:style-name="Table12">
        <table:table-column table:style-name="Table12.A"/>
        <table:table-column table:style-name="Table12.B"/>
        <table:table-column table:style-name="Table12.C"/>
        <table:table-row table:style-name="TableLine1343776852928">
          <table:table-cell table:style-name="Table12.A1" office:value-type="string">
            <text:p text:style-name="P12">Party Size</text:p>
          </table:table-cell>
          <table:table-cell table:style-name="Table12.A1" office:value-type="string">
            <text:p text:style-name="P20">Loc<text:span text:style-name="T146">ation</text:span></text:p>
          </table:table-cell>
          <table:table-cell table:style-name="Table12.C1" office:value-type="string">
            <text:p text:style-name="P16">Enem<text:span text:style-name="T145">y Forces</text:span></text:p>
          </table:table-cell>
        </table:table-row>
        <table:table-row table:style-name="TableLine1343776857280">
          <table:table-cell table:style-name="Table12.A2" office:value-type="string">
            <text:p text:style-name="P8">#</text:p>
          </table:table-cell>
          <table:table-cell table:style-name="Table12.A2" office:value-type="string">
            <text:p text:style-name="P55">Coffins</text:p>
            <text:p text:style-name="P7">Portal</text:p>
          </table:table-cell>
          <table:table-cell table:style-name="Table12.C2" office:value-type="string">
            <text:p text:style-name="P26"><text:span text:style-name="T6">Knights</text:span><text:span text:style-name="T139">:</text:span><text:span text:style-name="T158"> </text:span><text:span text:style-name="T196">(# * </text:span><text:span text:style-name="T209">2 + 2</text:span><text:span text:style-name="T196">)</text:span><text:span text:style-name="T195"> Specters</text:span></text:p>
            <text:p text:style-name="P26"><text:span text:style-name="T5">Jungle</text:span><text:span text:style-name="T139">:</text:span><text:span text:style-name="T158"> </text:span><text:span text:style-name="T212">(</text:span><text:span text:style-name="T213">5</text:span><text:span text:style-name="T212"> * #) Lizardfolk </text:span><text:span text:style-name="T135">Grunt</text:span><text:span text:style-name="T212"> (m), (#) Lizardfolk Scaletooth (capn)</text:span></text:p>
            <text:p text:style-name="P38"><text:span text:style-name="T5">Frozen Peak</text:span><text:span text:style-name="T138">:</text:span> <text:span text:style-name="T123">(# </text:span><text:span text:style-name="T124">-</text:span><text:span text:style-name="T134"> 1, min 1</text:span><text:span text:style-name="T123">)</text:span><text:span text:style-name="T125"> </text:span><text:span text:style-name="T129">Striped Condor Griffons</text:span></text:p>
            <text:p text:style-name="P47"><text:span text:style-name="T5">Volcano</text:span><text:span text:style-name="T138">:</text:span> <text:span text:style-name="T123">(# - </text:span><text:span text:style-name="T132">1, min 1</text:span><text:span text:style-name="T123">)</text:span><text:span text:style-name="T125"> </text:span><text:span text:style-name="T133">Crux of Fire</text:span></text:p>
            <text:p text:style-name="P44"><text:span text:style-name="T5">Swamp</text:span><text:span text:style-name="T138">:</text:span> <text:span text:style-name="T210">1 Chimera (no villain actions, no Solo Turns, Stamina = # * </text:span><text:span text:style-name="T211">4</text:span><text:span text:style-name="T210">0)</text:span></text:p>
          </table:table-cell>
        </table:table-row>
      </table:table>
      <text:h text:style-name="P101" text:outline-level="5"><text:span text:style-name="T17">Suggested</text:span> Tactics</text:h>
      <text:p text:style-name="P76"><text:span text:style-name="T73">When a creature from </text:span><text:span text:style-name="T85">the </text:span><text:span text:style-name="T73">portal gets low on </text:span><text:span text:style-name="T86">stamina</text:span><text:span text:style-name="T73">, a specter can use Decaying Touch on them with the </text:span><text:span text:style-name="T90">2-</text:span><text:span text:style-name="T73">Malice bonus. If it kills, the creature dies and becomes another specter.</text:span></text:p>
      <text:p text:style-name="P5">The Lizardfolk will absolutely crowd the room and swim around, shifting the heroes into walls to make them bleed from the thorns. The Chimera should use Area attacks as much as possible and end up hurting both the heroes and whatever else is in the crossfire (and if it uses fire, it’ll probably explode the Corrosive Pool). </text:p>
      <text:p text:style-name="P4"><text:span text:style-name="T207">S</text:span>ince each of the locations’ creatures don’t typically share a faction, it’ll be a challenge to keep track of all the faction malice options. Luckily, many of the monsters themselves have ways to spend Malice, so generally you can lean into those options and not worry about the faction Malice Featu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22T15:22:14.266000000</dc:date>
    <meta:editing-duration>PT20H58M30S</meta:editing-duration>
    <meta:editing-cycles>586</meta:editing-cycles>
    <meta:generator>LibreOffice/7.2.2.2$Windows_X86_64 LibreOffice_project/02b2acce88a210515b4a5bb2e46cbfb63fe97d56</meta:generator>
    <meta:document-statistic meta:table-count="9" meta:image-count="0" meta:object-count="0" meta:page-count="7" meta:paragraph-count="176" meta:word-count="1538" meta:character-count="8761" meta:non-whitespace-character-count="7395"/>
  </office:meta>
</office:document-meta>
</file>